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108"/>
    <style:style style:name="ce2" style:family="table-cell" style:parent-style-name="Default" style:data-style-name="N37"/>
    <style:style style:name="ce3" style:family="table-cell" style:parent-style-name="Default" style:data-style-name="N109"/>
    <style:style style:name="ce4" style:family="table-cell" style:parent-style-name="Default" style:data-style-name="N1">
      <style:table-cell-properties fo:background-color="#ff3333"/>
    </style:style>
    <style:style style:name="ce5" style:family="table-cell" style:parent-style-name="Default" style:data-style-name="N109">
      <style:table-cell-properties fo:background-color="#ff3333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66ffff"/>
    </style:style>
    <style:style style:name="ce8" style:family="table-cell" style:parent-style-name="Default" style:data-style-name="N109">
      <style:table-cell-properties fo:background-color="#66ffff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office:value-type="float" office:value="55" calcext:value-type="float">
            <text:p>55</text:p>
          </table:table-cell>
          <table:table-cell table:style-name="Default" table:formula="of:=LOG([.B2]/220 ;2)*12" office:value-type="float" office:value="-24" calcext:value-type="float">
            <text:p>-24</text:p>
          </table:table-cell>
          <table:table-cell table:style-name="Default"/>
          <table:table-cell/>
          <table:table-cell office:value-type="float" office:value="220" calcext:value-type="float">
            <text:p>220</text:p>
          </table:table-cell>
          <table:table-cell table:formula="of:=LOG([.F2]/220 ;2)*1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formula="of:=LOG([.H2]/220 ;2)*12"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LOG([.K2]/220 ;2)*1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float" office:value="110" calcext:value-type="float">
            <text:p>110</text:p>
          </table:table-cell>
          <table:table-cell table:style-name="Default" table:formula="of:=LOG([.B3]/220 ;2)*12" office:value-type="float" office:value="-12" calcext:value-type="float">
            <text:p>-12</text:p>
          </table:table-cell>
          <table:table-cell table:style-name="Default"/>
          <table:table-cell/>
          <table:table-cell table:style-name="ce1" table:formula="of:=[.F2]/2*3" office:value-type="float" office:value="330" calcext:value-type="float">
            <text:p>330,0000</text:p>
          </table:table-cell>
          <table:table-cell table:style-name="ce1" table:formula="of:=LOG([.F3]/220 ;2)*12" office:value-type="float" office:value="7.01955000865388" calcext:value-type="float">
            <text:p>7,0196</text:p>
          </table:table-cell>
          <table:table-cell table:style-name="ce1" table:formula="of:=[.H2]/3*4" office:value-type="float" office:value="293.333333333333" calcext:value-type="float">
            <text:p>293,3333</text:p>
          </table:table-cell>
          <table:table-cell table:style-name="ce1" table:formula="of:=LOG([.H3]/220 ;2)*12" office:value-type="float" office:value="4.98044999134612" calcext:value-type="float">
            <text:p>4,9804</text:p>
          </table:table-cell>
          <table:table-cell table:style-name="ce1"/>
          <table:table-cell table:style-name="ce1" table:formula="of:=[.K2]/4*5" office:value-type="float" office:value="275" calcext:value-type="float">
            <text:p>275,0000</text:p>
          </table:table-cell>
          <table:table-cell table:style-name="ce1" table:formula="of:=LOG([.K3]/220 ;2)*12" office:value-type="float" office:value="3.86313713864835" calcext:value-type="float">
            <text:p>3,8631</text:p>
          </table:table-cell>
        </table:table-row>
        <table:table-row table:style-name="ro1">
          <table:table-cell/>
          <table:table-cell table:style-name="Default" office:value-type="float" office:value="220" calcext:value-type="float">
            <text:p>220</text:p>
          </table:table-cell>
          <table:table-cell table:style-name="Default" table:formula="of:=LOG([.B4]/220 ;2)*12" office:value-type="float" office:value="0" calcext:value-type="float">
            <text:p>0</text:p>
          </table:table-cell>
          <table:table-cell table:style-name="Default"/>
          <table:table-cell/>
          <table:table-cell table:style-name="ce1" table:formula="of:=[.F3]/2*3" office:value-type="float" office:value="495" calcext:value-type="float">
            <text:p>495,0000</text:p>
          </table:table-cell>
          <table:table-cell table:style-name="ce1" table:formula="of:=LOG([.F4]/220 ;2)*12" office:value-type="float" office:value="14.0391000173077" calcext:value-type="float">
            <text:p>14,0391</text:p>
          </table:table-cell>
          <table:table-cell table:style-name="ce1" table:formula="of:=[.H3]/3*4" office:value-type="float" office:value="391.111111111111" calcext:value-type="float">
            <text:p>391,1111</text:p>
          </table:table-cell>
          <table:table-cell table:style-name="ce1" table:formula="of:=LOG([.H4]/220 ;2)*12" office:value-type="float" office:value="9.96089998269225" calcext:value-type="float">
            <text:p>9,9609</text:p>
          </table:table-cell>
          <table:table-cell table:style-name="ce1"/>
          <table:table-cell table:style-name="ce1" table:formula="of:=[.K3]/4*5" office:value-type="float" office:value="343.75" calcext:value-type="float">
            <text:p>343,7500</text:p>
          </table:table-cell>
          <table:table-cell table:style-name="ce1" table:formula="of:=LOG([.K4]/220 ;2)*12" office:value-type="float" office:value="7.7262742772967" calcext:value-type="float">
            <text:p>7,7263</text:p>
          </table:table-cell>
        </table:table-row>
        <table:table-row table:style-name="ro1">
          <table:table-cell/>
          <table:table-cell table:style-name="Default" office:value-type="float" office:value="440" calcext:value-type="float">
            <text:p>440</text:p>
          </table:table-cell>
          <table:table-cell table:style-name="Default" table:formula="of:=LOG([.B5]/220 ;2)*12" office:value-type="float" office:value="12" calcext:value-type="float">
            <text:p>12</text:p>
          </table:table-cell>
          <table:table-cell table:style-name="Default"/>
          <table:table-cell/>
          <table:table-cell table:style-name="ce1" table:formula="of:=[.F4]/2*3" office:value-type="float" office:value="742.5" calcext:value-type="float">
            <text:p>742,5000</text:p>
          </table:table-cell>
          <table:table-cell table:style-name="ce1" table:formula="of:=LOG([.F5]/220 ;2)*12" office:value-type="float" office:value="21.0586500259616" calcext:value-type="float">
            <text:p>21,0587</text:p>
          </table:table-cell>
          <table:table-cell table:style-name="ce1" table:formula="of:=[.H4]/3*4" office:value-type="float" office:value="521.481481481481" calcext:value-type="float">
            <text:p>521,4815</text:p>
          </table:table-cell>
          <table:table-cell table:style-name="ce1" table:formula="of:=LOG([.H5]/220 ;2)*12" office:value-type="float" office:value="14.9413499740384" calcext:value-type="float">
            <text:p>14,9413</text:p>
          </table:table-cell>
          <table:table-cell table:style-name="ce1"/>
          <table:table-cell table:style-name="ce1" table:formula="of:=[.K4]/4*5" office:value-type="float" office:value="429.6875" calcext:value-type="float">
            <text:p>429,6875</text:p>
          </table:table-cell>
          <table:table-cell table:style-name="ce1" table:formula="of:=LOG([.K5]/220 ;2)*12" office:value-type="float" office:value="11.589411415945" calcext:value-type="float">
            <text:p>11,5894</text:p>
          </table:table-cell>
        </table:table-row>
        <table:table-row table:style-name="ro1">
          <table:table-cell/>
          <table:table-cell table:style-name="Default" office:value-type="float" office:value="880" calcext:value-type="float">
            <text:p>880</text:p>
          </table:table-cell>
          <table:table-cell table:style-name="Default" table:formula="of:=LOG([.B6]/220 ;2)*12" office:value-type="float" office:value="24" calcext:value-type="float">
            <text:p>24</text:p>
          </table:table-cell>
          <table:table-cell table:style-name="Default"/>
          <table:table-cell/>
          <table:table-cell table:style-name="ce1" table:formula="of:=[.F5]/2*3" office:value-type="float" office:value="1113.75" calcext:value-type="float">
            <text:p>1113,7500</text:p>
          </table:table-cell>
          <table:table-cell table:style-name="ce1" table:formula="of:=LOG([.F6]/220 ;2)*12" office:value-type="float" office:value="28.0782000346155" calcext:value-type="float">
            <text:p>28,0782</text:p>
          </table:table-cell>
          <table:table-cell table:style-name="ce1" table:formula="of:=[.H5]/3*4" office:value-type="float" office:value="695.308641975309" calcext:value-type="float">
            <text:p>695,3086</text:p>
          </table:table-cell>
          <table:table-cell table:style-name="ce1" table:formula="of:=LOG([.H6]/220 ;2)*12" office:value-type="float" office:value="19.9217999653845" calcext:value-type="float">
            <text:p>19,9218</text:p>
          </table:table-cell>
          <table:table-cell table:style-name="ce1"/>
          <table:table-cell table:style-name="ce1" table:formula="of:=[.K5]/4*5" office:value-type="float" office:value="537.109375" calcext:value-type="float">
            <text:p>537,1094</text:p>
          </table:table-cell>
          <table:table-cell table:style-name="ce1" table:formula="of:=LOG([.K6]/220 ;2)*12" office:value-type="float" office:value="15.4525485545934" calcext:value-type="float">
            <text:p>15,4525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ce1" table:formula="of:=[.F6]/2*3" office:value-type="float" office:value="1670.625" calcext:value-type="float">
            <text:p>1670,6250</text:p>
          </table:table-cell>
          <table:table-cell table:style-name="ce1" table:formula="of:=LOG([.F7]/220 ;2)*12" office:value-type="float" office:value="35.0977500432694" calcext:value-type="float">
            <text:p>35,0978</text:p>
          </table:table-cell>
          <table:table-cell table:style-name="ce1" table:formula="of:=[.H6]/3*4" office:value-type="float" office:value="927.078189300411" calcext:value-type="float">
            <text:p>927,0782</text:p>
          </table:table-cell>
          <table:table-cell table:style-name="ce1" table:formula="of:=LOG([.H7]/220 ;2)*12" office:value-type="float" office:value="24.9022499567306" calcext:value-type="float">
            <text:p>24,9022</text:p>
          </table:table-cell>
          <table:table-cell table:style-name="ce1"/>
          <table:table-cell table:style-name="ce1" table:formula="of:=[.K6]/4*5" office:value-type="float" office:value="671.38671875" calcext:value-type="float">
            <text:p>671,3867</text:p>
          </table:table-cell>
          <table:table-cell table:style-name="ce1" table:formula="of:=LOG([.K7]/220 ;2)*12" office:value-type="float" office:value="19.3156856932417" calcext:value-type="float">
            <text:p>19,3157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2^([.A8]/12)*220" office:value-type="float" office:value="55" calcext:value-type="float">
            <text:p>55,0000</text:p>
          </table:table-cell>
          <table:table-cell office:value-type="float" office:value="55" calcext:value-type="float">
            <text:p>55,0000</text:p>
          </table:table-cell>
          <table:table-cell table:formula="of:=LOG([.C8]/220 ;2)*12" office:value-type="float" office:value="-24" calcext:value-type="float">
            <text:p>-24,0000</text:p>
          </table:table-cell>
          <table:table-cell/>
          <table:table-cell table:style-name="ce1" table:formula="of:=[.F7]/2*3" office:value-type="float" office:value="2505.9375" calcext:value-type="float">
            <text:p>2505,9375</text:p>
          </table:table-cell>
          <table:table-cell table:style-name="ce1" table:formula="of:=LOG([.F8]/220 ;2)*12" office:value-type="float" office:value="42.1173000519233" calcext:value-type="float">
            <text:p>42,1173</text:p>
          </table:table-cell>
          <table:table-cell table:style-name="ce1" table:formula="of:=[.H7]/3*4" office:value-type="float" office:value="1236.10425240055" calcext:value-type="float">
            <text:p>1236,1043</text:p>
          </table:table-cell>
          <table:table-cell table:style-name="ce1" table:formula="of:=LOG([.H8]/220 ;2)*12" office:value-type="float" office:value="29.8826999480768" calcext:value-type="float">
            <text:p>29,8827</text:p>
          </table:table-cell>
          <table:table-cell table:style-name="ce1"/>
          <table:table-cell table:style-name="ce1" table:formula="of:=[.K7]/4*5" office:value-type="float" office:value="839.2333984375" calcext:value-type="float">
            <text:p>839,2334</text:p>
          </table:table-cell>
          <table:table-cell table:style-name="ce1" table:formula="of:=LOG([.K8]/220 ;2)*12" office:value-type="float" office:value="23.1788228318901" calcext:value-type="float">
            <text:p>23,1788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2^([.A9]/12)*220" office:value-type="float" office:value="58.2704701897612" calcext:value-type="float">
            <text:p>58,2705</text:p>
          </table:table-cell>
          <table:table-cell table:number-columns-repeated="3"/>
          <table:table-cell table:style-name="ce1" table:formula="of:=[.F8]/2*3" office:value-type="float" office:value="3758.90625" calcext:value-type="float">
            <text:p>3758,9063</text:p>
          </table:table-cell>
          <table:table-cell table:style-name="ce1" table:formula="of:=LOG([.F9]/220 ;2)*12" office:value-type="float" office:value="49.1368500605771" calcext:value-type="float">
            <text:p>49,1369</text:p>
          </table:table-cell>
          <table:table-cell table:style-name="ce1" table:formula="of:=[.H8]/3*4" office:value-type="float" office:value="1648.13900320073" calcext:value-type="float">
            <text:p>1648,1390</text:p>
          </table:table-cell>
          <table:table-cell table:style-name="ce1" table:formula="of:=LOG([.H9]/220 ;2)*12" office:value-type="float" office:value="34.8631499394229" calcext:value-type="float">
            <text:p>34,8631</text:p>
          </table:table-cell>
          <table:table-cell table:style-name="ce1"/>
          <table:table-cell table:style-name="ce1" table:formula="of:=[.K8]/4*5" office:value-type="float" office:value="1049.04174804688" calcext:value-type="float">
            <text:p>1049,0417</text:p>
          </table:table-cell>
          <table:table-cell table:style-name="ce1" table:formula="of:=LOG([.K9]/220 ;2)*12" office:value-type="float" office:value="27.0419599705384" calcext:value-type="float">
            <text:p>27,042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2^([.A10]/12)*220" office:value-type="float" office:value="61.7354126570155" calcext:value-type="float">
            <text:p>61,7354</text:p>
          </table:table-cell>
          <table:table-cell table:number-columns-repeated="2"/>
          <table:table-cell table:style-name="ce1" table:number-columns-repeated="3"/>
          <table:table-cell table:style-name="ce1" table:formula="of:=[.H9]/3*4" office:value-type="float" office:value="2197.51867093431" calcext:value-type="float">
            <text:p>2197,5187</text:p>
          </table:table-cell>
          <table:table-cell table:style-name="ce1" table:formula="of:=LOG([.H10]/220 ;2)*12" office:value-type="float" office:value="39.843599930769" calcext:value-type="float">
            <text:p>39,8436</text:p>
          </table:table-cell>
          <table:table-cell table:style-name="ce1"/>
          <table:table-cell table:style-name="ce1" table:formula="of:=[.K9]/4*5" office:value-type="float" office:value="1311.30218505859" calcext:value-type="float">
            <text:p>1311,3022</text:p>
          </table:table-cell>
          <table:table-cell table:style-name="ce1" table:formula="of:=LOG([.K10]/220 ;2)*12" office:value-type="float" office:value="30.9050971091868" calcext:value-type="float">
            <text:p>30,9051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2^([.A11]/12)*220" office:value-type="float" office:value="65.4063913251497" calcext:value-type="float">
            <text:p>65,4064</text:p>
          </table:table-cell>
          <table:table-cell table:number-columns-repeated="2"/>
          <table:table-cell table:style-name="ce1" table:number-columns-repeated="3"/>
          <table:table-cell table:style-name="ce1" table:formula="of:=[.H10]/3*4" office:value-type="float" office:value="2930.02489457908" calcext:value-type="float">
            <text:p>2930,0249</text:p>
          </table:table-cell>
          <table:table-cell table:style-name="ce1" table:formula="of:=LOG([.H11]/220 ;2)*12" office:value-type="float" office:value="44.8240499221151" calcext:value-type="float">
            <text:p>44,8240</text:p>
          </table:table-cell>
          <table:table-cell table:style-name="ce1"/>
          <table:table-cell table:style-name="ce1" table:formula="of:=[.K10]/4*5" office:value-type="float" office:value="1639.12773132324" calcext:value-type="float">
            <text:p>1639,1277</text:p>
          </table:table-cell>
          <table:table-cell table:style-name="ce1" table:formula="of:=LOG([.K11]/220 ;2)*12" office:value-type="float" office:value="34.7682342478351" calcext:value-type="float">
            <text:p>34,768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2^([.A12]/12)*220" office:value-type="float" office:value="69.295657744218" calcext:value-type="float">
            <text:p>69,2957</text:p>
          </table:table-cell>
          <table:table-cell table:number-columns-repeated="2"/>
          <table:table-cell table:style-name="ce1" table:number-columns-repeated="3"/>
          <table:table-cell table:style-name="ce1" table:formula="of:=[.H11]/3*4" office:value-type="float" office:value="3906.69985943877" calcext:value-type="float">
            <text:p>3906,6999</text:p>
          </table:table-cell>
          <table:table-cell table:style-name="ce1" table:formula="of:=LOG([.H12]/220 ;2)*12" office:value-type="float" office:value="49.8044999134613" calcext:value-type="float">
            <text:p>49,8045</text:p>
          </table:table-cell>
          <table:table-cell table:style-name="ce1"/>
          <table:table-cell table:style-name="ce1" table:formula="of:=[.K11]/4*5" office:value-type="float" office:value="2048.90966415405" calcext:value-type="float">
            <text:p>2048,9097</text:p>
          </table:table-cell>
          <table:table-cell table:style-name="ce1" table:formula="of:=LOG([.K12]/220 ;2)*12" office:value-type="float" office:value="38.6313713864835" calcext:value-type="float">
            <text:p>38,631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2^([.A13]/12)*220" office:value-type="float" office:value="73.4161919793519" calcext:value-type="float">
            <text:p>73,4162</text:p>
          </table:table-cell>
          <table:table-cell office:value-type="float" office:value="73.3333333333333" calcext:value-type="float">
            <text:p>73,3333</text:p>
          </table:table-cell>
          <table:table-cell office:value-type="float" office:value="-19.0195500086539" calcext:value-type="float">
            <text:p>-19,0196</text:p>
          </table:table-cell>
          <table:table-cell table:style-name="ce1" table:number-columns-repeated="6"/>
          <table:table-cell table:style-name="ce1" table:formula="of:=[.K12]/4*5" office:value-type="float" office:value="2561.13708019257" calcext:value-type="float">
            <text:p>2561,1371</text:p>
          </table:table-cell>
          <table:table-cell table:style-name="ce1" table:formula="of:=LOG([.K13]/220 ;2)*12" office:value-type="float" office:value="42.4945085251318" calcext:value-type="float">
            <text:p>42,494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2^([.A14]/12)*220" office:value-type="float" office:value="77.7817459305202" calcext:value-type="float">
            <text:p>77,7817</text:p>
          </table:table-cell>
          <table:table-cell table:number-columns-repeated="2"/>
          <table:table-cell table:style-name="ce1" table:number-columns-repeated="6"/>
          <table:table-cell table:style-name="ce1" table:formula="of:=[.K13]/4*5" office:value-type="float" office:value="3201.42135024071" calcext:value-type="float">
            <text:p>3201,4214</text:p>
          </table:table-cell>
          <table:table-cell table:style-name="ce1" table:formula="of:=LOG([.K14]/220 ;2)*12" office:value-type="float" office:value="46.3576456637802" calcext:value-type="float">
            <text:p>46,357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2^([.A15]/12)*220" office:value-type="float" office:value="82.4068892282175" calcext:value-type="float">
            <text:p>82,4069</text:p>
          </table:table-cell>
          <table:table-cell table:number-columns-repeated="10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2^([.A16]/12)*220" office:value-type="float" office:value="87.307057858251" calcext:value-type="float">
            <text:p>87,3071</text:p>
          </table:table-cell>
          <table:table-cell table:formula="of:=[.C8]/2*3" office:value-type="float" office:value="82.5" calcext:value-type="float">
            <text:p>82,5000</text:p>
          </table:table-cell>
          <table:table-cell table:formula="of:=LOG([.C16]/220 ;2)*12" office:value-type="float" office:value="-16.9804499913461" calcext:value-type="float">
            <text:p>-16,9804</text:p>
          </table:table-cell>
          <table:table-cell office:value-type="string" calcext:value-type="string">
            <text:p>2-3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2^([.A17]/12)*220" office:value-type="float" office:value="92.4986056779086" calcext:value-type="float">
            <text:p>92,498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formula="of:=LOG([.H17]/220 ;2)*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2^([.A18]/12)*220" office:value-type="float" office:value="97.9988589954373" calcext:value-type="float">
            <text:p>97,9989</text:p>
          </table:table-cell>
          <table:table-cell office:value-type="float" office:value="97.7777777777778" calcext:value-type="float">
            <text:p>97,7778</text:p>
          </table:table-cell>
          <table:table-cell office:value-type="float" office:value="-14.0391000173077" calcext:value-type="float">
            <text:p>-14,0391</text:p>
          </table:table-cell>
          <table:table-cell table:number-columns-repeated="3"/>
          <table:table-cell table:style-name="ce1" table:formula="of:=[.H17]/5*6" office:value-type="float" office:value="264" calcext:value-type="float">
            <text:p>264,0000</text:p>
          </table:table-cell>
          <table:table-cell table:style-name="ce1" table:formula="of:=LOG([.H18]/220 ;2)*12" office:value-type="float" office:value="3.15641287000553" calcext:value-type="float">
            <text:p>3,1564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2^([.A19]/12)*220" office:value-type="float" office:value="103.826174394986" calcext:value-type="float">
            <text:p>103,8262</text:p>
          </table:table-cell>
          <table:table-cell table:number-columns-repeated="5"/>
          <table:table-cell table:style-name="ce1" table:formula="of:=[.H18]/5*6" office:value-type="float" office:value="316.8" calcext:value-type="float">
            <text:p>316,8000</text:p>
          </table:table-cell>
          <table:table-cell table:style-name="ce1" table:formula="of:=LOG([.H19]/220 ;2)*12" office:value-type="float" office:value="6.31282574001105" calcext:value-type="float">
            <text:p>6,3128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2^([.A20]/12)*220" office:value-type="float" office:value="110" calcext:value-type="float">
            <text:p>110,0000</text:p>
          </table:table-cell>
          <table:table-cell office:value-type="float" office:value="110" calcext:value-type="float">
            <text:p>110,0000</text:p>
          </table:table-cell>
          <table:table-cell table:formula="of:=LOG([.C20]/220 ;2)*12" office:value-type="float" office:value="-12" calcext:value-type="float">
            <text:p>-12,0000</text:p>
          </table:table-cell>
          <table:table-cell office:value-type="string" calcext:value-type="string">
            <text:p>1-2,1</text:p>
          </table:table-cell>
          <table:table-cell table:number-columns-repeated="2"/>
          <table:table-cell table:style-name="ce1" table:formula="of:=[.H19]/5*6" office:value-type="float" office:value="380.16" calcext:value-type="float">
            <text:p>380,1600</text:p>
          </table:table-cell>
          <table:table-cell table:style-name="ce1" table:formula="of:=LOG([.H20]/220 ;2)*12" office:value-type="float" office:value="9.46923861001658" calcext:value-type="float">
            <text:p>9,4692</text:p>
          </table:table-cell>
          <table:table-cell table:number-columns-repeated="3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2^([.A21]/12)*220" office:value-type="float" office:value="116.540940379522" calcext:value-type="float">
            <text:p>116,5409</text:p>
          </table:table-cell>
          <table:table-cell table:number-columns-repeated="5"/>
          <table:table-cell table:style-name="ce1" table:formula="of:=[.H20]/5*6" office:value-type="float" office:value="456.192" calcext:value-type="float">
            <text:p>456,1920</text:p>
          </table:table-cell>
          <table:table-cell table:style-name="ce1" table:formula="of:=LOG([.H21]/220 ;2)*12" office:value-type="float" office:value="12.6256514800221" calcext:value-type="float">
            <text:p>12,6257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2^([.A22]/12)*220" office:value-type="float" office:value="123.470825314031" calcext:value-type="float">
            <text:p>123,4708</text:p>
          </table:table-cell>
          <table:table-cell office:value-type="float" office:value="123.75" calcext:value-type="float">
            <text:p>123,7500</text:p>
          </table:table-cell>
          <table:table-cell table:formula="of:=LOG([.C22]/220 ;2)*12" office:value-type="float" office:value="-9.96089998269225" calcext:value-type="float">
            <text:p>-9,9609</text:p>
          </table:table-cell>
          <table:table-cell office:value-type="string" calcext:value-type="string">
            <text:p>2-3,2</text:p>
          </table:table-cell>
          <table:table-cell table:number-columns-repeated="2"/>
          <table:table-cell table:style-name="ce1" table:formula="of:=[.H21]/5*6" office:value-type="float" office:value="547.4304" calcext:value-type="float">
            <text:p>547,4304</text:p>
          </table:table-cell>
          <table:table-cell table:style-name="ce1" table:formula="of:=LOG([.H22]/220 ;2)*12" office:value-type="float" office:value="15.7820643500276" calcext:value-type="float">
            <text:p>15,7821</text:p>
          </table:table-cell>
          <table:table-cell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2^([.A23]/12)*220" office:value-type="float" office:value="130.812782650299" calcext:value-type="float">
            <text:p>130,8128</text:p>
          </table:table-cell>
          <table:table-cell office:value-type="float" office:value="130.37037037037" calcext:value-type="float">
            <text:p>130,3704</text:p>
          </table:table-cell>
          <table:table-cell office:value-type="float" office:value="-9.05865002596162" calcext:value-type="float">
            <text:p>-9,0587</text:p>
          </table:table-cell>
          <table:table-cell table:number-columns-repeated="3"/>
          <table:table-cell table:style-name="ce1" table:formula="of:=[.H22]/5*6" office:value-type="float" office:value="656.91648" calcext:value-type="float">
            <text:p>656,9165</text:p>
          </table:table-cell>
          <table:table-cell table:style-name="ce1" table:formula="of:=LOG([.H23]/220 ;2)*12" office:value-type="float" office:value="18.9384772200332" calcext:value-type="float">
            <text:p>18,9385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2^([.A24]/12)*220" office:value-type="float" office:value="138.591315488436" calcext:value-type="float">
            <text:p>138,5913</text:p>
          </table:table-cell>
          <table:table-cell table:number-columns-repeated="5"/>
          <table:table-cell table:style-name="ce1" table:formula="of:=[.H23]/5*6" office:value-type="float" office:value="788.299776" calcext:value-type="float">
            <text:p>788,2998</text:p>
          </table:table-cell>
          <table:table-cell table:style-name="ce1" table:formula="of:=LOG([.H24]/220 ;2)*12" office:value-type="float" office:value="22.0948900900387" calcext:value-type="float">
            <text:p>22,0949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2^([.A25]/12)*220" office:value-type="float" office:value="146.832383958704" calcext:value-type="float">
            <text:p>146,8324</text:p>
          </table:table-cell>
          <table:table-cell table:number-columns-repeated="5"/>
          <table:table-cell table:style-name="ce1" table:formula="of:=[.H24]/5*6" office:value-type="float" office:value="945.9597312" calcext:value-type="float">
            <text:p>945,9597</text:p>
          </table:table-cell>
          <table:table-cell table:style-name="ce1" table:formula="of:=LOG([.H25]/220 ;2)*12" office:value-type="float" office:value="25.2513029600442" calcext:value-type="float">
            <text:p>25,2513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2^([.A26]/12)*220" office:value-type="float" office:value="155.56349186104" calcext:value-type="float">
            <text:p>155,5635</text:p>
          </table:table-cell>
          <table:table-cell table:number-columns-repeated="10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2^([.A27]/12)*220" office:value-type="float" office:value="164.813778456435" calcext:value-type="float">
            <text:p>164,8138</text:p>
          </table:table-cell>
          <table:table-cell table:number-columns-repeated="10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2^([.A28]/12)*220" office:value-type="float" office:value="174.614115716502" calcext:value-type="float">
            <text:p>174,6141</text:p>
          </table:table-cell>
          <table:table-cell office:value-type="float" office:value="173.827160493827" calcext:value-type="float">
            <text:p>173,8272</text:p>
          </table:table-cell>
          <table:table-cell office:value-type="float" office:value="-4.0782000346155" calcext:value-type="float">
            <text:p>-4,0782</text:p>
          </table:table-cell>
          <table:table-cell table:number-columns-repeated="8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2^([.A29]/12)*220" office:value-type="float" office:value="184.997211355817" calcext:value-type="float">
            <text:p>184,9972</text:p>
          </table:table-cell>
          <table:table-cell office:value-type="float" office:value="185.625" calcext:value-type="float">
            <text:p>185,6250</text:p>
          </table:table-cell>
          <table:table-cell table:formula="of:=LOG([.C29]/220 ;2)*12" office:value-type="float" office:value="-2.94134997403838" calcext:value-type="float">
            <text:p>-2,9413</text:p>
          </table:table-cell>
          <table:table-cell office:value-type="string" calcext:value-type="string">
            <text:p>2-3,3</text:p>
          </table:table-cell>
          <table:table-cell table:number-columns-repeated="7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2^([.A30]/12)*220" office:value-type="float" office:value="195.997717990875" calcext:value-type="float">
            <text:p>195,9977</text:p>
          </table:table-cell>
          <table:table-cell table:number-columns-repeated="10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2^([.A31]/12)*220" office:value-type="float" office:value="207.652348789973" calcext:value-type="float">
            <text:p>207,652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^([.A32]/12)*220" office:value-type="float" office:value="220" calcext:value-type="float">
            <text:p>220,0000</text:p>
          </table:table-cell>
          <table:table-cell office:value-type="float" office:value="220" calcext:value-type="float">
            <text:p>220,0000</text:p>
          </table:table-cell>
          <table:table-cell table:formula="of:=LOG([.C32]/220 ;2)*12" office:value-type="float" office:value="0" calcext:value-type="float">
            <text:p>0,0000</text:p>
          </table:table-cell>
          <table:table-cell table:style-name="ce2" office:value-type="string" calcext:value-type="string">
            <text:p>1-2,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([.A33]/12)*220" office:value-type="float" office:value="233.081880759045" calcext:value-type="float">
            <text:p>233,0819</text:p>
          </table:table-cell>
          <table:table-cell office:value-type="float" office:value="231.769547325103" calcext:value-type="float">
            <text:p>231,7695</text:p>
          </table:table-cell>
          <table:table-cell office:value-type="float" office:value="0.902249956730627" calcext:value-type="float">
            <text:p>0,902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([.A34]/12)*220" office:value-type="float" office:value="246.941650628062" calcext:value-type="float">
            <text:p>246,941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([.A35]/12)*220" office:value-type="float" office:value="261.625565300599" calcext:value-type="float">
            <text:p>261,6256</text:p>
          </table:table-cell>
          <table:table-cell table:number-columns-repeated="9"/>
          <table:table-cell table:formula="of:=LOG([.K35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([.A36]/12)*220" office:value-type="float" office:value="277.182630976872" calcext:value-type="float">
            <text:p>277,1826</text:p>
          </table:table-cell>
          <table:table-cell office:value-type="float" office:value="278.4375" calcext:value-type="float">
            <text:p>278,4375</text:p>
          </table:table-cell>
          <table:table-cell office:value-type="float" office:value="4.0782000346155" calcext:value-type="float">
            <text:p>4,0782</text:p>
          </table:table-cell>
          <table:table-cell office:value-type="string" calcext:value-type="string">
            <text:p>2-3,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LOG([.K36]/220 ;2)*12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([.A37]/12)*220" office:value-type="float" office:value="293.664767917408" calcext:value-type="float">
            <text:p>293,6648</text:p>
          </table:table-cell>
          <table:table-cell table:style-name="Default" table:number-columns-repeated="2"/>
          <table:table-cell table:number-columns-repeated="5"/>
          <table:table-cell office:value-type="float" office:value="6" calcext:value-type="float">
            <text:p>6</text:p>
          </table:table-cell>
          <table:table-cell table:formula="of:=[.K36]/5*6" office:value-type="float" office:value="66" calcext:value-type="float">
            <text:p>66</text:p>
          </table:table-cell>
          <table:table-cell table:formula="of:=LOG([.K37]/220 ;2)*12" office:value-type="float" office:value="-20.8435871299945" calcext:value-type="float">
            <text:p>-20,843587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([.A38]/12)*220" office:value-type="float" office:value="311.126983722081" calcext:value-type="float">
            <text:p>311,1270</text:p>
          </table:table-cell>
          <table:table-cell office:value-type="float" office:value="309.026063100137" calcext:value-type="float">
            <text:p>309,0261</text:p>
          </table:table-cell>
          <table:table-cell office:value-type="float" office:value="5.88269994807675" calcext:value-type="float">
            <text:p>5,8827</text:p>
          </table:table-cell>
          <table:table-cell table:number-columns-repeated="6"/>
          <table:table-cell table:formula="of:=[.K37]/5*6" office:value-type="float" office:value="79.2" calcext:value-type="float">
            <text:p>79,2</text:p>
          </table:table-cell>
          <table:table-cell table:formula="of:=LOG([.K38]/220 ;2)*12" office:value-type="float" office:value="-17.687174259989" calcext:value-type="float">
            <text:p>-17,687174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([.A39]/12)*220" office:value-type="float" office:value="329.62755691287" calcext:value-type="float">
            <text:p>329,6276</text:p>
          </table:table-cell>
          <table:table-cell table:number-columns-repeated="8"/>
          <table:table-cell table:formula="of:=[.K38]/5*6" office:value-type="float" office:value="95.04" calcext:value-type="float">
            <text:p>95,04</text:p>
          </table:table-cell>
          <table:table-cell table:formula="of:=LOG([.K39]/220 ;2)*12" office:value-type="float" office:value="-14.5307613899834" calcext:value-type="float">
            <text:p>-14,53076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([.A40]/12)*220" office:value-type="float" office:value="349.228231433004" calcext:value-type="float">
            <text:p>349,2282</text:p>
          </table:table-cell>
          <table:table-cell table:number-columns-repeated="8"/>
          <table:table-cell table:formula="of:=[.K39]/5*6" office:value-type="float" office:value="114.048" calcext:value-type="float">
            <text:p>114,048</text:p>
          </table:table-cell>
          <table:table-cell table:formula="of:=LOG([.K40]/220 ;2)*12" office:value-type="float" office:value="-11.3743485199779" calcext:value-type="float">
            <text:p>-11,374348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([.A41]/12)*220" office:value-type="float" office:value="369.994422711634" calcext:value-type="float">
            <text:p>369,9944</text:p>
          </table:table-cell>
          <table:table-cell table:number-columns-repeated="8"/>
          <table:table-cell table:formula="of:=[.K40]/5*6" office:value-type="float" office:value="136.8576" calcext:value-type="float">
            <text:p>136,8576</text:p>
          </table:table-cell>
          <table:table-cell table:formula="of:=LOG([.K41]/220 ;2)*12" office:value-type="float" office:value="-8.21793564997237" calcext:value-type="float">
            <text:p>-8,217935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([.A42]/12)*220" office:value-type="float" office:value="391.995435981749" calcext:value-type="float">
            <text:p>391,9954</text:p>
          </table:table-cell>
          <table:table-cell table:number-columns-repeated="8"/>
          <table:table-cell table:formula="of:=[.K41]/5*6" office:value-type="float" office:value="164.22912" calcext:value-type="float">
            <text:p>164,22912</text:p>
          </table:table-cell>
          <table:table-cell table:formula="of:=LOG([.K42]/220 ;2)*12" office:value-type="float" office:value="-5.06152277996685" calcext:value-type="float">
            <text:p>-5,061522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([.A43]/12)*220" office:value-type="float" office:value="415.304697579945" calcext:value-type="float">
            <text:p>415,3047</text:p>
          </table:table-cell>
          <table:table-cell office:value-type="float" office:value="417.65625" calcext:value-type="float">
            <text:p>417,6563</text:p>
          </table:table-cell>
          <table:table-cell office:value-type="float" office:value="11.0977500432694" calcext:value-type="float">
            <text:p>11,0978</text:p>
          </table:table-cell>
          <table:table-cell office:value-type="string" calcext:value-type="string">
            <text:p>2-3,5</text:p>
          </table:table-cell>
          <table:table-cell table:number-columns-repeated="5"/>
          <table:table-cell table:formula="of:=[.K42]/5*6" office:value-type="float" office:value="197.074944" calcext:value-type="float">
            <text:p>197,074944</text:p>
          </table:table-cell>
          <table:table-cell table:formula="of:=LOG([.K43]/220 ;2)*12" office:value-type="float" office:value="-1.90510990996132" calcext:value-type="float">
            <text:p>-1,905109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([.A44]/12)*220" office:value-type="float" office:value="440" calcext:value-type="float">
            <text:p>440,0000</text:p>
          </table:table-cell>
          <table:table-cell office:value-type="float" office:value="440" calcext:value-type="float">
            <text:p>440,0000</text:p>
          </table:table-cell>
          <table:table-cell table:formula="of:=LOG([.C44]/220 ;2)*12" office:value-type="float" office:value="12" calcext:value-type="float">
            <text:p>12,0000</text:p>
          </table:table-cell>
          <table:table-cell office:value-type="string" calcext:value-type="string">
            <text:p>1-2,3</text:p>
          </table:table-cell>
          <table:table-cell table:number-columns-repeated="5"/>
          <table:table-cell table:formula="of:=[.K43]/5*6" office:value-type="float" office:value="236.4899328" calcext:value-type="float">
            <text:p>236,4899328</text:p>
          </table:table-cell>
          <table:table-cell table:formula="of:=LOG([.K44]/220 ;2)*12" office:value-type="float" office:value="1.2513029600442" calcext:value-type="float">
            <text:p>1,251302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([.A45]/12)*220" office:value-type="float" office:value="466.16376151809" calcext:value-type="float">
            <text:p>466,1638</text:p>
          </table:table-cell>
          <table:table-cell table:number-columns-repeated="8"/>
          <table:table-cell table:formula="of:=[.K44]/5*6" office:value-type="float" office:value="283.78791936" calcext:value-type="float">
            <text:p>283,78791936</text:p>
          </table:table-cell>
          <table:table-cell table:formula="of:=LOG([.K45]/220 ;2)*12" office:value-type="float" office:value="4.40771583004973" calcext:value-type="float">
            <text:p>4,407715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([.A46]/12)*220" office:value-type="float" office:value="493.883301256124" calcext:value-type="float">
            <text:p>493,8833</text:p>
          </table:table-cell>
          <table:table-cell table:number-columns-repeated="8"/>
          <table:table-cell table:formula="of:=[.K45]/5*6" office:value-type="float" office:value="340.545503232" calcext:value-type="float">
            <text:p>340,545503232</text:p>
          </table:table-cell>
          <table:table-cell table:formula="of:=LOG([.K46]/220 ;2)*12" office:value-type="float" office:value="7.56412870005525" calcext:value-type="float">
            <text:p>7,5641287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([.A47]/12)*220" office:value-type="float" office:value="523.251130601197" calcext:value-type="float">
            <text:p>523,2511</text:p>
          </table:table-cell>
          <table:table-cell table:number-columns-repeated="8"/>
          <table:table-cell table:formula="of:=[.K46]/5*6" office:value-type="float" office:value="408.6546038784" calcext:value-type="float">
            <text:p>408,6546038784</text:p>
          </table:table-cell>
          <table:table-cell table:formula="of:=LOG([.K47]/220 ;2)*12" office:value-type="float" office:value="10.7205415700608" calcext:value-type="float">
            <text:p>10,72054157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([.A48]/12)*220" office:value-type="float" office:value="554.365261953744" calcext:value-type="float">
            <text:p>554,3653</text:p>
          </table:table-cell>
          <table:table-cell table:number-columns-repeated="8"/>
          <table:table-cell table:formula="of:=[.K47]/5*6" office:value-type="float" office:value="490.38552465408" calcext:value-type="float">
            <text:p>490,3855246541</text:p>
          </table:table-cell>
          <table:table-cell table:formula="of:=LOG([.K48]/220 ;2)*12" office:value-type="float" office:value="13.8769544400663" calcext:value-type="float">
            <text:p>13,87695444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([.A49]/12)*220" office:value-type="float" office:value="587.329535834815" calcext:value-type="float">
            <text:p>587,3295</text:p>
          </table:table-cell>
          <table:table-cell table:number-columns-repeated="8"/>
          <table:table-cell table:formula="of:=[.K48]/5*6" office:value-type="float" office:value="588.462629584896" calcext:value-type="float">
            <text:p>588,4626295849</text:p>
          </table:table-cell>
          <table:table-cell table:formula="of:=LOG([.K49]/220 ;2)*12" office:value-type="float" office:value="17.0333673100718" calcext:value-type="float">
            <text:p>17,03336731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([.A50]/12)*220" office:value-type="float" office:value="622.253967444162" calcext:value-type="float">
            <text:p>622,2540</text:p>
          </table:table-cell>
          <table:table-cell office:value-type="float" office:value="626.484375" calcext:value-type="float">
            <text:p>626,4844</text:p>
          </table:table-cell>
          <table:table-cell office:value-type="float" office:value="18.1173000519232" calcext:value-type="float">
            <text:p>18,1173</text:p>
          </table:table-cell>
          <table:table-cell office:value-type="string" calcext:value-type="string">
            <text:p>2-3,6</text:p>
          </table:table-cell>
          <table:table-cell table:number-columns-repeated="5"/>
          <table:table-cell table:formula="of:=[.K49]/5*6" office:value-type="float" office:value="706.155155501875" calcext:value-type="float">
            <text:p>706,1551555019</text:p>
          </table:table-cell>
          <table:table-cell table:formula="of:=LOG([.K50]/220 ;2)*12" office:value-type="float" office:value="20.1897801800774" calcext:value-type="float">
            <text:p>20,18978018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([.A51]/12)*220" office:value-type="float" office:value="659.25511382574" calcext:value-type="float">
            <text:p>659,2551</text:p>
          </table:table-cell>
          <table:table-cell table:number-columns-repeated="8"/>
          <table:table-cell table:formula="of:=[.K50]/5*6" office:value-type="float" office:value="847.38618660225" calcext:value-type="float">
            <text:p>847,3861866023</text:p>
          </table:table-cell>
          <table:table-cell table:formula="of:=LOG([.K51]/220 ;2)*12" office:value-type="float" office:value="23.3461930500829" calcext:value-type="float">
            <text:p>23,34619305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([.A52]/12)*220" office:value-type="float" office:value="698.456462866008" calcext:value-type="float">
            <text:p>698,4565</text:p>
          </table:table-cell>
          <table:table-cell table:number-columns-repeated="9"/>
          <table:table-cell table:formula="of:=LOG([.K52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([.A53]/12)*220" office:value-type="float" office:value="739.988845423269" calcext:value-type="float">
            <text:p>739,9888</text:p>
          </table:table-cell>
          <table:table-cell table:number-columns-repeated="9"/>
          <table:table-cell table:formula="of:=LOG([.K53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([.A54]/12)*220" office:value-type="float" office:value="783.990871963499" calcext:value-type="float">
            <text:p>783,9909</text:p>
          </table:table-cell>
          <table:table-cell table:number-columns-repeated="9"/>
          <table:table-cell table:formula="of:=LOG([.K54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^([.A55]/12)*220" office:value-type="float" office:value="830.60939515989" calcext:value-type="float">
            <text:p>830,6094</text:p>
          </table:table-cell>
          <table:table-cell table:number-columns-repeated="9"/>
          <table:table-cell table:formula="of:=LOG([.K55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^([.A56]/12)*220" office:value-type="float" office:value="880" calcext:value-type="float">
            <text:p>880,0000</text:p>
          </table:table-cell>
          <table:table-cell office:value-type="float" office:value="880" calcext:value-type="float">
            <text:p>880,0000</text:p>
          </table:table-cell>
          <table:table-cell table:formula="of:=LOG([.C56]/220 ;2)*12" office:value-type="float" office:value="24" calcext:value-type="float">
            <text:p>24,0000</text:p>
          </table:table-cell>
          <table:table-cell office:value-type="string" calcext:value-type="string">
            <text:p>1-2,4</text:p>
          </table:table-cell>
          <table:table-cell table:number-columns-repeated="6"/>
          <table:table-cell table:formula="of:=LOG([.K56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^([.A57]/12)*220" office:value-type="float" office:value="932.32752303618" calcext:value-type="float">
            <text:p>932,3275</text:p>
          </table:table-cell>
          <table:table-cell office:value-type="float" office:value="939.7265625" calcext:value-type="float">
            <text:p>939,7266</text:p>
          </table:table-cell>
          <table:table-cell office:value-type="float" office:value="25.1368500605771" calcext:value-type="float">
            <text:p>25,1369</text:p>
          </table:table-cell>
          <table:table-cell office:value-type="string" calcext:value-type="string">
            <text:p>2-3,7</text:p>
          </table:table-cell>
          <table:table-cell table:number-columns-repeated="6"/>
          <table:table-cell table:formula="of:=LOG([.K57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^([.A58]/12)*220" office:value-type="float" office:value="987.766602512248" calcext:value-type="float">
            <text:p>987,7666</text:p>
          </table:table-cell>
          <table:table-cell table:number-columns-repeated="9"/>
          <table:table-cell table:formula="of:=LOG([.K58]/220 ;2)*12" office:value-type="string" office:string-value="" calcext:value-type="error">
            <text:p>Ошибка:50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formula="of:=LOG([.K59]/220 ;2)*12" office:value-type="string" office:string-value="" calcext:value-type="error">
            <text:p>Ошибка:50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formula="of:=LOG([.K60]/220 ;2)*12" office:value-type="string" office:string-value="" calcext:value-type="error">
            <text:p>Ошибка:50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formula="of:=LOG([.K61]/220 ;2)*12" office:value-type="string" office:string-value="" calcext:value-type="error">
            <text:p>Ошибка:50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formula="of:=LOG([.K62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formula="of:=[.A63]/[.B63]" office:value-type="float" office:value="1" calcext:value-type="float">
            <text:p>1,0000</text:p>
          </table:table-cell>
          <table:table-cell table:style-name="Default" table:formula="of:=LOG([.C63] ;2)*12" office:value-type="float" office:value="0" calcext:value-type="float">
            <text:p>0</text:p>
          </table:table-cell>
          <table:table-cell table:formula="of:=ROUND([.D63])" office:value-type="float" office:value="0" calcext:value-type="float">
            <text:p>0</text:p>
          </table:table-cell>
          <table:table-cell table:style-name="ce3" table:formula="of:=[.D63]-[.E63]" office:value-type="float" office:value="0" calcext:value-type="float">
            <text:p>0,000</text:p>
          </table:table-cell>
          <table:table-cell table:number-columns-repeated="5"/>
          <table:table-cell table:formula="of:=LOG([.K63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formula="of:=[.A64]/[.B64]" office:value-type="float" office:value="2" calcext:value-type="float">
            <text:p>2,0000</text:p>
          </table:table-cell>
          <table:table-cell table:style-name="Default" table:formula="of:=LOG([.C64] ;2)*12" office:value-type="float" office:value="12" calcext:value-type="float">
            <text:p>12</text:p>
          </table:table-cell>
          <table:table-cell table:formula="of:=ROUND([.D64])" office:value-type="float" office:value="12" calcext:value-type="float">
            <text:p>12</text:p>
          </table:table-cell>
          <table:table-cell table:style-name="ce3" table:formula="of:=[.D64]-[.E64]" office:value-type="float" office:value="0" calcext:value-type="float">
            <text:p>0,000</text:p>
          </table:table-cell>
          <table:table-cell table:number-columns-repeated="5"/>
          <table:table-cell table:formula="of:=LOG([.K64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formula="of:=[.A65]/[.B65]" office:value-type="float" office:value="1.5" calcext:value-type="float">
            <text:p>1,5000</text:p>
          </table:table-cell>
          <table:table-cell table:style-name="Default" table:formula="of:=LOG([.C65] ;2)*12" office:value-type="float" office:value="7.01955000865388" calcext:value-type="float">
            <text:p>7,0195500087</text:p>
          </table:table-cell>
          <table:table-cell table:formula="of:=ROUND([.D65])" office:value-type="float" office:value="7" calcext:value-type="float">
            <text:p>7</text:p>
          </table:table-cell>
          <table:table-cell table:style-name="ce3" table:formula="of:=[.D65]-[.E65]" office:value-type="float" office:value="0.0195500086538747" calcext:value-type="float">
            <text:p>0,020</text:p>
          </table:table-cell>
          <table:table-cell table:number-columns-repeated="5"/>
          <table:table-cell table:formula="of:=LOG([.K65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formula="of:=[.A66]/[.B66]" office:value-type="float" office:value="1.33333333333333" calcext:value-type="float">
            <text:p>1,3333</text:p>
          </table:table-cell>
          <table:table-cell table:style-name="Default" table:formula="of:=LOG([.C66] ;2)*12" office:value-type="float" office:value="4.98044999134612" calcext:value-type="float">
            <text:p>4,9804499913</text:p>
          </table:table-cell>
          <table:table-cell table:formula="of:=ROUND([.D66])" office:value-type="float" office:value="5" calcext:value-type="float">
            <text:p>5</text:p>
          </table:table-cell>
          <table:table-cell table:style-name="ce3" table:formula="of:=[.D66]-[.E66]" office:value-type="float" office:value="-0.0195500086538756" calcext:value-type="float">
            <text:p>-0,020</text:p>
          </table:table-cell>
          <table:table-cell table:number-columns-repeated="5"/>
          <table:table-cell table:formula="of:=LOG([.K66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formula="of:=[.A67]/[.B67]" office:value-type="float" office:value="1.66666666666667" calcext:value-type="float">
            <text:p>1,6667</text:p>
          </table:table-cell>
          <table:table-cell table:style-name="Default" table:formula="of:=LOG([.C67] ;2)*12" office:value-type="float" office:value="8.84358712999448" calcext:value-type="float">
            <text:p>8,84358713</text:p>
          </table:table-cell>
          <table:table-cell table:formula="of:=ROUND([.D67])" office:value-type="float" office:value="9" calcext:value-type="float">
            <text:p>9</text:p>
          </table:table-cell>
          <table:table-cell table:style-name="ce3" table:formula="of:=[.D67]-[.E67]" office:value-type="float" office:value="-0.156412870005525" calcext:value-type="float">
            <text:p>-0,156</text:p>
          </table:table-cell>
          <table:table-cell table:number-columns-repeated="5"/>
          <table:table-cell table:formula="of:=LOG([.K67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formula="of:=[.A68]/[.B68]" office:value-type="float" office:value="1.25" calcext:value-type="float">
            <text:p>1,2500</text:p>
          </table:table-cell>
          <table:table-cell table:style-name="Default" table:formula="of:=LOG([.C68] ;2)*12" office:value-type="float" office:value="3.86313713864835" calcext:value-type="float">
            <text:p>3,8631371386</text:p>
          </table:table-cell>
          <table:table-cell table:formula="of:=ROUND([.D68])" office:value-type="float" office:value="4" calcext:value-type="float">
            <text:p>4</text:p>
          </table:table-cell>
          <table:table-cell table:style-name="ce3" table:formula="of:=[.D68]-[.E68]" office:value-type="float" office:value="-0.136862861351652" calcext:value-type="float">
            <text:p>-0,137</text:p>
          </table:table-cell>
          <table:table-cell table:number-columns-repeated="5"/>
          <table:table-cell table:formula="of:=LOG([.K68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formula="of:=[.A69]/[.B69]" office:value-type="float" office:value="1.2" calcext:value-type="float">
            <text:p>1,2000</text:p>
          </table:table-cell>
          <table:table-cell table:style-name="Default" table:formula="of:=LOG([.C69] ;2)*12" office:value-type="float" office:value="3.15641287000553" calcext:value-type="float">
            <text:p>3,15641287</text:p>
          </table:table-cell>
          <table:table-cell table:formula="of:=ROUND([.D69])" office:value-type="float" office:value="3" calcext:value-type="float">
            <text:p>3</text:p>
          </table:table-cell>
          <table:table-cell table:style-name="ce3" table:formula="of:=[.D69]-[.E69]" office:value-type="float" office:value="0.156412870005525" calcext:value-type="float">
            <text:p>0,156</text:p>
          </table:table-cell>
          <table:table-cell table:number-columns-repeated="5"/>
          <table:table-cell table:formula="of:=LOG([.K69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formula="of:=[.A70]/[.B70]" office:value-type="float" office:value="1.75" calcext:value-type="float">
            <text:p>1,7500</text:p>
          </table:table-cell>
          <table:table-cell table:style-name="Default" table:formula="of:=LOG([.C70] ;2)*12" office:value-type="float" office:value="9.68825906469125" calcext:value-type="float">
            <text:p>9,6882590647</text:p>
          </table:table-cell>
          <table:table-cell table:formula="of:=ROUND([.D70])" office:value-type="float" office:value="10" calcext:value-type="float">
            <text:p>10</text:p>
          </table:table-cell>
          <table:table-cell table:style-name="ce3" table:formula="of:=[.D70]-[.E70]" office:value-type="float" office:value="-0.311740935308752" calcext:value-type="float">
            <text:p>-0,312</text:p>
          </table:table-cell>
          <table:table-cell table:number-columns-repeated="5"/>
          <table:table-cell table:formula="of:=LOG([.K70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formula="of:=[.A71]/[.B71]" office:value-type="float" office:value="1.4" calcext:value-type="float">
            <text:p>1,4000</text:p>
          </table:table-cell>
          <table:table-cell table:style-name="Default" table:formula="of:=LOG([.C71] ;2)*12" office:value-type="float" office:value="5.8251219260429" calcext:value-type="float">
            <text:p>5,825121926</text:p>
          </table:table-cell>
          <table:table-cell table:formula="of:=ROUND([.D71])" office:value-type="float" office:value="6" calcext:value-type="float">
            <text:p>6</text:p>
          </table:table-cell>
          <table:table-cell table:style-name="ce3" table:formula="of:=[.D71]-[.E71]" office:value-type="float" office:value="-0.1748780739571" calcext:value-type="float">
            <text:p>-0,175</text:p>
          </table:table-cell>
          <table:table-cell table:number-columns-repeated="5"/>
          <table:table-cell table:formula="of:=LOG([.K71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formula="of:=[.A72]/[.B72]" office:value-type="float" office:value="1.16666666666667" calcext:value-type="float">
            <text:p>1,1667</text:p>
          </table:table-cell>
          <table:table-cell table:style-name="Default" table:formula="of:=LOG([.C72] ;2)*12" office:value-type="float" office:value="2.66870905603738" calcext:value-type="float">
            <text:p>2,668709056</text:p>
          </table:table-cell>
          <table:table-cell table:formula="of:=ROUND([.D72])" office:value-type="float" office:value="3" calcext:value-type="float">
            <text:p>3</text:p>
          </table:table-cell>
          <table:table-cell table:style-name="ce3" table:formula="of:=[.D72]-[.E72]" office:value-type="float" office:value="-0.331290943962624" calcext:value-type="float">
            <text:p>-0,331</text:p>
          </table:table-cell>
          <table:table-cell table:number-columns-repeated="5"/>
          <table:table-cell table:formula="of:=LOG([.K72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formula="of:=[.A73]/[.B73]" office:value-type="float" office:value="1.6" calcext:value-type="float">
            <text:p>1,6000</text:p>
          </table:table-cell>
          <table:table-cell table:style-name="Default" table:formula="of:=LOG([.C73] ;2)*12" office:value-type="float" office:value="8.13686286135165" calcext:value-type="float">
            <text:p>8,1368628614</text:p>
          </table:table-cell>
          <table:table-cell table:formula="of:=ROUND([.D73])" office:value-type="float" office:value="8" calcext:value-type="float">
            <text:p>8</text:p>
          </table:table-cell>
          <table:table-cell table:style-name="ce3" table:formula="of:=[.D73]-[.E73]" office:value-type="float" office:value="0.136862861351654" calcext:value-type="float">
            <text:p>0,137</text:p>
          </table:table-cell>
          <table:table-cell table:number-columns-repeated="5"/>
          <table:table-cell table:formula="of:=LOG([.K73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formula="of:=[.A74]/[.B74]" office:value-type="float" office:value="1.14285714285714" calcext:value-type="float">
            <text:p>1,1429</text:p>
          </table:table-cell>
          <table:table-cell table:style-name="Default" table:formula="of:=LOG([.C74] ;2)*12" office:value-type="float" office:value="2.31174093530875" calcext:value-type="float">
            <text:p>2,3117409353</text:p>
          </table:table-cell>
          <table:table-cell table:formula="of:=ROUND([.D74])" office:value-type="float" office:value="2" calcext:value-type="float">
            <text:p>2</text:p>
          </table:table-cell>
          <table:table-cell table:style-name="ce3" table:formula="of:=[.D74]-[.E74]" office:value-type="float" office:value="0.31174093530875" calcext:value-type="float">
            <text:p>0,312</text:p>
          </table:table-cell>
          <table:table-cell table:number-columns-repeated="5"/>
          <table:table-cell table:formula="of:=LOG([.K74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formula="of:=[.A75]/[.B75]" office:value-type="float" office:value="1.8" calcext:value-type="float">
            <text:p>1,8000</text:p>
          </table:table-cell>
          <table:table-cell table:style-name="Default" table:formula="of:=LOG([.C75] ;2)*12" office:value-type="float" office:value="10.1759628786594" calcext:value-type="float">
            <text:p>10,1759628787</text:p>
          </table:table-cell>
          <table:table-cell table:formula="of:=ROUND([.D75])" office:value-type="float" office:value="10" calcext:value-type="float">
            <text:p>10</text:p>
          </table:table-cell>
          <table:table-cell table:style-name="ce3" table:formula="of:=[.D75]-[.E75]" office:value-type="float" office:value="0.175962878659401" calcext:value-type="float">
            <text:p>0,176</text:p>
          </table:table-cell>
          <table:table-cell table:number-columns-repeated="5"/>
          <table:table-cell table:formula="of:=LOG([.K75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formula="of:=[.A76]/[.B76]" office:value-type="float" office:value="1.28571428571429" calcext:value-type="float">
            <text:p>1,2857</text:p>
          </table:table-cell>
          <table:table-cell table:style-name="Default" table:formula="of:=LOG([.C76] ;2)*12" office:value-type="float" office:value="4.3508409526165" calcext:value-type="float">
            <text:p>4,3508409526</text:p>
          </table:table-cell>
          <table:table-cell table:formula="of:=ROUND([.D76])" office:value-type="float" office:value="4" calcext:value-type="float">
            <text:p>4</text:p>
          </table:table-cell>
          <table:table-cell table:style-name="ce3" table:formula="of:=[.D76]-[.E76]" office:value-type="float" office:value="0.350840952616501" calcext:value-type="float">
            <text:p>0,351</text:p>
          </table:table-cell>
          <table:table-cell table:number-columns-repeated="5"/>
          <table:table-cell table:formula="of:=LOG([.K76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formula="of:=[.A77]/[.B77]" office:value-type="float" office:value="1.125" calcext:value-type="float">
            <text:p>1,1250</text:p>
          </table:table-cell>
          <table:table-cell table:style-name="Default" table:formula="of:=LOG([.C77] ;2)*12" office:value-type="float" office:value="2.03910001730775" calcext:value-type="float">
            <text:p>2,0391000173</text:p>
          </table:table-cell>
          <table:table-cell table:formula="of:=ROUND([.D77])" office:value-type="float" office:value="2" calcext:value-type="float">
            <text:p>2</text:p>
          </table:table-cell>
          <table:table-cell table:style-name="ce3" table:formula="of:=[.D77]-[.E77]" office:value-type="float" office:value="0.0391000173077485" calcext:value-type="float">
            <text:p>0,039</text:p>
          </table:table-cell>
          <table:table-cell table:number-columns-repeated="5"/>
          <table:table-cell table:formula="of:=LOG([.K77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formula="of:=[.A78]/[.B78]" office:value-type="float" office:value="1.42857142857143" calcext:value-type="float">
            <text:p>1,4286</text:p>
          </table:table-cell>
          <table:table-cell table:style-name="Default" table:formula="of:=LOG([.C78] ;2)*12" office:value-type="float" office:value="6.1748780739571" calcext:value-type="float">
            <text:p>6,174878074</text:p>
          </table:table-cell>
          <table:table-cell table:formula="of:=ROUND([.D78])" office:value-type="float" office:value="6" calcext:value-type="float">
            <text:p>6</text:p>
          </table:table-cell>
          <table:table-cell table:style-name="ce3" table:formula="of:=[.D78]-[.E78]" office:value-type="float" office:value="0.174878073957099" calcext:value-type="float">
            <text:p>0,175</text:p>
          </table:table-cell>
          <table:table-cell table:number-columns-repeated="5"/>
          <table:table-cell table:formula="of:=LOG([.K78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formula="of:=[.A79]/[.B79]" office:value-type="float" office:value="1.11111111111111" calcext:value-type="float">
            <text:p>1,1111</text:p>
          </table:table-cell>
          <table:table-cell table:style-name="Default" table:formula="of:=LOG([.C79] ;2)*12" office:value-type="float" office:value="1.8240371213406" calcext:value-type="float">
            <text:p>1,8240371213</text:p>
          </table:table-cell>
          <table:table-cell table:formula="of:=ROUND([.D79])" office:value-type="float" office:value="2" calcext:value-type="float">
            <text:p>2</text:p>
          </table:table-cell>
          <table:table-cell table:style-name="ce3" table:formula="of:=[.D79]-[.E79]" office:value-type="float" office:value="-0.175962878659399" calcext:value-type="float">
            <text:p>-0,176</text:p>
          </table:table-cell>
          <table:table-cell table:number-columns-repeated="5"/>
          <table:table-cell table:formula="of:=LOG([.K79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" calcext:value-type="float">
            <text:p>6</text:p>
          </table:table-cell>
          <table:table-cell table:formula="of:=[.A80]/[.B80]" office:value-type="float" office:value="1.83333333333333" calcext:value-type="float">
            <text:p>1,8333</text:p>
          </table:table-cell>
          <table:table-cell table:style-name="Default" table:formula="of:=LOG([.C80] ;2)*12" office:value-type="float" office:value="10.4936294149937" calcext:value-type="float">
            <text:p>10,493629415</text:p>
          </table:table-cell>
          <table:table-cell table:formula="of:=ROUND([.D80])" office:value-type="float" office:value="10" calcext:value-type="float">
            <text:p>10</text:p>
          </table:table-cell>
          <table:table-cell table:style-name="ce3" table:formula="of:=[.D80]-[.E80]" office:value-type="float" office:value="0.493629414993691" calcext:value-type="float">
            <text:p>0,494</text:p>
          </table:table-cell>
          <table:table-cell table:number-columns-repeated="5"/>
          <table:table-cell table:formula="of:=LOG([.K80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7" calcext:value-type="float">
            <text:p>7</text:p>
          </table:table-cell>
          <table:table-cell table:formula="of:=[.A81]/[.B81]" office:value-type="float" office:value="1.57142857142857" calcext:value-type="float">
            <text:p>1,5714</text:p>
          </table:table-cell>
          <table:table-cell table:style-name="Default" table:formula="of:=LOG([.C81] ;2)*12" office:value-type="float" office:value="7.82492035895632" calcext:value-type="float">
            <text:p>7,824920359</text:p>
          </table:table-cell>
          <table:table-cell table:formula="of:=ROUND([.D81])" office:value-type="float" office:value="8" calcext:value-type="float">
            <text:p>8</text:p>
          </table:table-cell>
          <table:table-cell table:style-name="ce3" table:formula="of:=[.D81]-[.E81]" office:value-type="float" office:value="-0.175079641043682" calcext:value-type="float">
            <text:p>-0,175</text:p>
          </table:table-cell>
          <table:table-cell table:number-columns-repeated="5"/>
          <table:table-cell table:formula="of:=LOG([.K81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8" calcext:value-type="float">
            <text:p>8</text:p>
          </table:table-cell>
          <table:table-cell table:formula="of:=[.A82]/[.B82]" office:value-type="float" office:value="1.375" calcext:value-type="float">
            <text:p>1,3750</text:p>
          </table:table-cell>
          <table:table-cell table:style-name="Default" table:formula="of:=LOG([.C82] ;2)*12" office:value-type="float" office:value="5.51317942364757" calcext:value-type="float">
            <text:p>5,5131794236</text:p>
          </table:table-cell>
          <table:table-cell table:formula="of:=ROUND([.D82])" office:value-type="float" office:value="6" calcext:value-type="float">
            <text:p>6</text:p>
          </table:table-cell>
          <table:table-cell table:style-name="ce3" table:formula="of:=[.D82]-[.E82]" office:value-type="float" office:value="-0.486820576352433" calcext:value-type="float">
            <text:p>-0,487</text:p>
          </table:table-cell>
          <table:table-cell table:number-columns-repeated="5"/>
          <table:table-cell table:formula="of:=LOG([.K82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9" calcext:value-type="float">
            <text:p>9</text:p>
          </table:table-cell>
          <table:table-cell table:formula="of:=[.A83]/[.B83]" office:value-type="float" office:value="1.22222222222222" calcext:value-type="float">
            <text:p>1,2222</text:p>
          </table:table-cell>
          <table:table-cell table:style-name="Default" table:formula="of:=LOG([.C83] ;2)*12" office:value-type="float" office:value="3.47407940633982" calcext:value-type="float">
            <text:p>3,4740794063</text:p>
          </table:table-cell>
          <table:table-cell table:formula="of:=ROUND([.D83])" office:value-type="float" office:value="3" calcext:value-type="float">
            <text:p>3</text:p>
          </table:table-cell>
          <table:table-cell table:style-name="ce3" table:formula="of:=[.D83]-[.E83]" office:value-type="float" office:value="0.474079406339821" calcext:value-type="float">
            <text:p>0,474</text:p>
          </table:table-cell>
          <table:table-cell table:number-columns-repeated="5"/>
          <table:table-cell table:formula="of:=LOG([.K83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formula="of:=[.A84]/[.B84]" office:value-type="float" office:value="1.1" calcext:value-type="float">
            <text:p>1,1000</text:p>
          </table:table-cell>
          <table:table-cell table:style-name="Default" table:formula="of:=LOG([.C84] ;2)*12" office:value-type="float" office:value="1.65004228499922" calcext:value-type="float">
            <text:p>1,650042285</text:p>
          </table:table-cell>
          <table:table-cell table:formula="of:=ROUND([.D84])" office:value-type="float" office:value="2" calcext:value-type="float">
            <text:p>2</text:p>
          </table:table-cell>
          <table:table-cell table:style-name="ce3" table:formula="of:=[.D84]-[.E84]" office:value-type="float" office:value="-0.34995771500078" calcext:value-type="float">
            <text:p>-0,350</text:p>
          </table:table-cell>
          <table:table-cell table:number-columns-repeated="5"/>
          <table:table-cell table:formula="of:=LOG([.K84]/220 ;2)*12" office:value-type="string" office:string-value="" calcext:value-type="error">
            <text:p>Ошибка:5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7" calcext:value-type="float">
            <text:p>7</text:p>
          </table:table-cell>
          <table:table-cell table:formula="of:=[.A85]/[.B85]" office:value-type="float" office:value="1.71428571428571" calcext:value-type="float">
            <text:p>1,7143</text:p>
          </table:table-cell>
          <table:table-cell table:style-name="Default" table:formula="of:=LOG([.C85] ;2)*12" office:value-type="float" office:value="9.33129094396262" calcext:value-type="float">
            <text:p>9,331290944</text:p>
          </table:table-cell>
          <table:table-cell table:formula="of:=ROUND([.D85])" office:value-type="float" office:value="9" calcext:value-type="float">
            <text:p>9</text:p>
          </table:table-cell>
          <table:table-cell table:style-name="ce3" table:formula="of:=[.D85]-[.E85]" office:value-type="float" office:value="0.331290943962623" calcext:value-type="float">
            <text:p>0,33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formula="of:=[.A86]/[.B86]" office:value-type="float" office:value="1.09090909090909" calcext:value-type="float">
            <text:p>1,0909</text:p>
          </table:table-cell>
          <table:table-cell table:style-name="Default" table:formula="of:=LOG([.C86] ;2)*12" office:value-type="float" office:value="1.50637058500631" calcext:value-type="float">
            <text:p>1,506370585</text:p>
          </table:table-cell>
          <table:table-cell table:formula="of:=ROUND([.D86])" office:value-type="float" office:value="2" calcext:value-type="float">
            <text:p>2</text:p>
          </table:table-cell>
          <table:table-cell table:style-name="ce3" table:formula="of:=[.D86]-[.E86]" office:value-type="float" office:value="-0.493629414993694" calcext:value-type="float">
            <text:p>-0,49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7" calcext:value-type="float">
            <text:p>7</text:p>
          </table:table-cell>
          <table:table-cell table:formula="of:=[.A87]/[.B87]" office:value-type="float" office:value="1.85714285714286" calcext:value-type="float">
            <text:p>1,8571</text:p>
          </table:table-cell>
          <table:table-cell table:style-name="Default" table:formula="of:=LOG([.C87] ;2)*12" office:value-type="float" office:value="10.7170175530019" calcext:value-type="float">
            <text:p>10,717017553</text:p>
          </table:table-cell>
          <table:table-cell table:formula="of:=ROUND([.D87])" office:value-type="float" office:value="11" calcext:value-type="float">
            <text:p>11</text:p>
          </table:table-cell>
          <table:table-cell table:style-name="ce3" table:formula="of:=[.D87]-[.E87]" office:value-type="float" office:value="-0.28298244699814" calcext:value-type="float">
            <text:p>-0,28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8" calcext:value-type="float">
            <text:p>8</text:p>
          </table:table-cell>
          <table:table-cell table:formula="of:=[.A88]/[.B88]" office:value-type="float" office:value="1.625" calcext:value-type="float">
            <text:p>1,6250</text:p>
          </table:table-cell>
          <table:table-cell table:style-name="Default" table:formula="of:=LOG([.C88] ;2)*12" office:value-type="float" office:value="8.40527661769311" calcext:value-type="float">
            <text:p>8,4052766177</text:p>
          </table:table-cell>
          <table:table-cell table:formula="of:=ROUND([.D88])" office:value-type="float" office:value="8" calcext:value-type="float">
            <text:p>8</text:p>
          </table:table-cell>
          <table:table-cell table:style-name="ce3" table:formula="of:=[.D88]-[.E88]" office:value-type="float" office:value="0.405276617693106" calcext:value-type="float">
            <text:p>0,40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9" calcext:value-type="float">
            <text:p>9</text:p>
          </table:table-cell>
          <table:table-cell table:formula="of:=[.A89]/[.B89]" office:value-type="float" office:value="1.44444444444444" calcext:value-type="float">
            <text:p>1,4444</text:p>
          </table:table-cell>
          <table:table-cell table:style-name="Default" table:formula="of:=LOG([.C89] ;2)*12" office:value-type="float" office:value="6.36617660038536" calcext:value-type="float">
            <text:p>6,3661766004</text:p>
          </table:table-cell>
          <table:table-cell table:formula="of:=ROUND([.D89])" office:value-type="float" office:value="6" calcext:value-type="float">
            <text:p>6</text:p>
          </table:table-cell>
          <table:table-cell table:style-name="ce3" table:formula="of:=[.D89]-[.E89]" office:value-type="float" office:value="0.366176600385358" calcext:value-type="float">
            <text:p>0,36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0" calcext:value-type="float">
            <text:p>10</text:p>
          </table:table-cell>
          <table:table-cell table:formula="of:=[.A90]/[.B90]" office:value-type="float" office:value="1.3" calcext:value-type="float">
            <text:p>1,3000</text:p>
          </table:table-cell>
          <table:table-cell table:style-name="Default" table:formula="of:=LOG([.C90] ;2)*12" office:value-type="float" office:value="4.54213947904476" calcext:value-type="float">
            <text:p>4,542139479</text:p>
          </table:table-cell>
          <table:table-cell table:formula="of:=ROUND([.D90])" office:value-type="float" office:value="5" calcext:value-type="float">
            <text:p>5</text:p>
          </table:table-cell>
          <table:table-cell table:style-name="ce3" table:formula="of:=[.D90]-[.E90]" office:value-type="float" office:value="-0.457860520955242" calcext:value-type="float">
            <text:p>-0,45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1" calcext:value-type="float">
            <text:p>11</text:p>
          </table:table-cell>
          <table:table-cell table:formula="of:=[.A91]/[.B91]" office:value-type="float" office:value="1.18181818181818" calcext:value-type="float">
            <text:p>1,1818</text:p>
          </table:table-cell>
          <table:table-cell table:style-name="Default" table:formula="of:=LOG([.C91] ;2)*12" office:value-type="float" office:value="2.89209719404554" calcext:value-type="float">
            <text:p>2,892097194</text:p>
          </table:table-cell>
          <table:table-cell table:formula="of:=ROUND([.D91])" office:value-type="float" office:value="3" calcext:value-type="float">
            <text:p>3</text:p>
          </table:table-cell>
          <table:table-cell table:style-name="ce3" table:formula="of:=[.D91]-[.E91]" office:value-type="float" office:value="-0.10790280595446" calcext:value-type="float">
            <text:p>-0,10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formula="of:=[.A92]/[.B92]" office:value-type="float" office:value="1.08333333333333" calcext:value-type="float">
            <text:p>1,0833</text:p>
          </table:table-cell>
          <table:table-cell table:style-name="Default" table:formula="of:=LOG([.C92] ;2)*12" office:value-type="float" office:value="1.38572660903923" calcext:value-type="float">
            <text:p>1,385726609</text:p>
          </table:table-cell>
          <table:table-cell table:formula="of:=ROUND([.D92])" office:value-type="float" office:value="1" calcext:value-type="float">
            <text:p>1</text:p>
          </table:table-cell>
          <table:table-cell table:style-name="ce3" table:formula="of:=[.D92]-[.E92]" office:value-type="float" office:value="0.385726609039231" calcext:value-type="float">
            <text:p>0,38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formula="of:=[.A93]/[.B93]" office:value-type="float" office:value="1.55555555555556" calcext:value-type="float">
            <text:p>1,5556</text:p>
          </table:table-cell>
          <table:table-cell table:style-name="Default" table:formula="of:=LOG([.C93] ;2)*12" office:value-type="float" office:value="7.6491590473835" calcext:value-type="float">
            <text:p>7,6491590474</text:p>
          </table:table-cell>
          <table:table-cell table:formula="of:=ROUND([.D93])" office:value-type="float" office:value="8" calcext:value-type="float">
            <text:p>8</text:p>
          </table:table-cell>
          <table:table-cell table:style-name="ce3" table:formula="of:=[.D93]-[.E93]" office:value-type="float" office:value="-0.350840952616498" calcext:value-type="float">
            <text:p>-0,35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1" calcext:value-type="float">
            <text:p>11</text:p>
          </table:table-cell>
          <table:table-cell table:formula="of:=[.A94]/[.B94]" office:value-type="float" office:value="1.27272727272727" calcext:value-type="float">
            <text:p>1,2727</text:p>
          </table:table-cell>
          <table:table-cell table:style-name="Default" table:formula="of:=LOG([.C94] ;2)*12" office:value-type="float" office:value="4.17507964104368" calcext:value-type="float">
            <text:p>4,175079641</text:p>
          </table:table-cell>
          <table:table-cell table:formula="of:=ROUND([.D94])" office:value-type="float" office:value="4" calcext:value-type="float">
            <text:p>4</text:p>
          </table:table-cell>
          <table:table-cell table:style-name="ce3" table:formula="of:=[.D94]-[.E94]" office:value-type="float" office:value="0.175079641043681" calcext:value-type="float">
            <text:p>0,17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formula="of:=[.A95]/[.B95]" office:value-type="float" office:value="1.07692307692308" calcext:value-type="float">
            <text:p>1,0769</text:p>
          </table:table-cell>
          <table:table-cell table:style-name="Default" table:formula="of:=LOG([.C95] ;2)*12" office:value-type="float" office:value="1.28298244699814" calcext:value-type="float">
            <text:p>1,282982447</text:p>
          </table:table-cell>
          <table:table-cell table:formula="of:=ROUND([.D95])" office:value-type="float" office:value="1" calcext:value-type="float">
            <text:p>1</text:p>
          </table:table-cell>
          <table:table-cell table:style-name="ce3" table:formula="of:=[.D95]-[.E95]" office:value-type="float" office:value="0.282982446998143" calcext:value-type="float">
            <text:p>0,28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formula="of:=[.A96]/[.B96]" office:value-type="float" office:value="1.875" calcext:value-type="float">
            <text:p>1,8750</text:p>
          </table:table-cell>
          <table:table-cell table:style-name="Default" table:formula="of:=LOG([.C96] ;2)*12" office:value-type="float" office:value="10.8826871473022" calcext:value-type="float">
            <text:p>10,8826871473</text:p>
          </table:table-cell>
          <table:table-cell table:formula="of:=ROUND([.D96])" office:value-type="float" office:value="11" calcext:value-type="float">
            <text:p>11</text:p>
          </table:table-cell>
          <table:table-cell table:style-name="ce3" table:formula="of:=[.D96]-[.E96]" office:value-type="float" office:value="-0.117312852697779" calcext:value-type="float">
            <text:p>-0,11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formula="of:=[.A97]/[.B97]" office:value-type="float" office:value="1.36363636363636" calcext:value-type="float">
            <text:p>1,3636</text:p>
          </table:table-cell>
          <table:table-cell table:style-name="Default" table:formula="of:=LOG([.C97] ;2)*12" office:value-type="float" office:value="5.36950772365465" calcext:value-type="float">
            <text:p>5,3695077237</text:p>
          </table:table-cell>
          <table:table-cell table:formula="of:=ROUND([.D97])" office:value-type="float" office:value="5" calcext:value-type="float">
            <text:p>5</text:p>
          </table:table-cell>
          <table:table-cell table:style-name="ce3" table:formula="of:=[.D97]-[.E97]" office:value-type="float" office:value="0.369507723654654" calcext:value-type="float">
            <text:p>0,37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formula="of:=[.A98]/[.B98]" office:value-type="float" office:value="1.15384615384615" calcext:value-type="float">
            <text:p>1,1538</text:p>
          </table:table-cell>
          <table:table-cell table:style-name="Default" table:formula="of:=LOG([.C98] ;2)*12" office:value-type="float" office:value="2.47741052960911" calcext:value-type="float">
            <text:p>2,4774105296</text:p>
          </table:table-cell>
          <table:table-cell table:formula="of:=ROUND([.D98])" office:value-type="float" office:value="2" calcext:value-type="float">
            <text:p>2</text:p>
          </table:table-cell>
          <table:table-cell table:style-name="ce3" table:formula="of:=[.D98]-[.E98]" office:value-type="float" office:value="0.477410529609115" calcext:value-type="float">
            <text:p>0,47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formula="of:=[.A99]/[.B99]" office:value-type="float" office:value="1.07142857142857" calcext:value-type="float">
            <text:p>1,0714</text:p>
          </table:table-cell>
          <table:table-cell table:style-name="Default" table:formula="of:=LOG([.C99] ;2)*12" office:value-type="float" office:value="1.19442808261097" calcext:value-type="float">
            <text:p>1,1944280826</text:p>
          </table:table-cell>
          <table:table-cell table:formula="of:=ROUND([.D99])" office:value-type="float" office:value="1" calcext:value-type="float">
            <text:p>1</text:p>
          </table:table-cell>
          <table:table-cell table:style-name="ce3" table:formula="of:=[.D99]-[.E99]" office:value-type="float" office:value="0.194428082610973" calcext:value-type="float">
            <text:p>0,194</text:p>
          </table:table-cell>
          <table:table-cell table:number-columns-repeated="6"/>
        </table:table-row>
      </table:table>
      <table:table table:name="Лист2" table:style-name="ta1">
        <table:table-column table:style-name="co1" table:number-columns-repeated="2" table:default-cell-style-name="Default"/>
        <table:table-column table:style-name="co1" table:number-columns-repeated="9" table:default-cell-style-name="ce6"/>
        <table:table-row table:style-name="ro1" table:number-rows-repeated="2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table:formula="of:=ROUND(LOG([.$B$3]/[.C$3]*[.$B4];2)*12;0)" office:value-type="float" office:value="0" calcext:value-type="float">
            <text:p>0</text:p>
          </table:table-cell>
          <table:table-cell table:formula="of:=ROUND(LOG([.$B$3]/[.D$3]*[.$B4];2)*12;0)" office:value-type="float" office:value="-7" calcext:value-type="float">
            <text:p>-7</text:p>
          </table:table-cell>
          <table:table-cell table:formula="of:=ROUND(LOG([.$B$3]/[.E$3]*[.$B4];2)*12;0)" office:value-type="float" office:value="-12" calcext:value-type="float">
            <text:p>-12</text:p>
          </table:table-cell>
          <table:table-cell table:formula="of:=ROUND(LOG([.$B$3]/[.F$3]*[.$B4];2)*12;0)" office:value-type="float" office:value="-16" calcext:value-type="float">
            <text:p>-16</text:p>
          </table:table-cell>
          <table:table-cell table:formula="of:=ROUND(LOG([.$B$3]/[.G$3]*[.$B4];2)*12;0)" office:value-type="float" office:value="-19" calcext:value-type="float">
            <text:p>-19</text:p>
          </table:table-cell>
          <table:table-cell table:formula="of:=ROUND(LOG([.$B$3]/[.H$3]*[.$B4];2)*12;0)" office:value-type="float" office:value="-22" calcext:value-type="float">
            <text:p>-22</text:p>
          </table:table-cell>
          <table:table-cell table:formula="of:=ROUND(LOG([.$B$3]/[.I$3]*[.$B4];2)*12;0)" office:value-type="float" office:value="-24" calcext:value-type="float">
            <text:p>-24</text:p>
          </table:table-cell>
          <table:table-cell table:formula="of:=ROUND(LOG([.$B$3]/[.J$3]*[.$B4];2)*12;0)" office:value-type="float" office:value="-26" calcext:value-type="float">
            <text:p>-26</text:p>
          </table:table-cell>
          <table:table-cell table:formula="of:=ROUND(LOG([.$B$3]/[.K$3]*[.$B4];2)*12;0)" office:value-type="float" office:value="-28" calcext:value-type="float">
            <text:p>-28</text:p>
          </table:table-cell>
        </table:table-row>
        <table:table-row table:style-name="ro1">
          <table:table-cell table:number-columns-repeated="2"/>
          <table:table-cell table:style-name="ce5" table:formula="of:=LOG([.$B$3]/[.C$3]*[.$B4];2)*12-ROUND(LOG([.$B$3]/[.C$3]*[.$B4];2)*12;0)" office:value-type="float" office:value="0" calcext:value-type="float">
            <text:p>0,000</text:p>
          </table:table-cell>
          <table:table-cell table:style-name="ce3" table:formula="of:=LOG([.$B$3]/[.D$3]*[.$B4];2)*12-ROUND(LOG([.$B$3]/[.D$3]*[.$B4];2)*12;0)" office:value-type="float" office:value="-0.0195500086538756" calcext:value-type="float">
            <text:p>-0,020</text:p>
          </table:table-cell>
          <table:table-cell table:style-name="ce3" table:formula="of:=LOG([.$B$3]/[.E$3]*[.$B4];2)*12-ROUND(LOG([.$B$3]/[.E$3]*[.$B4];2)*12;0)" office:value-type="float" office:value="0" calcext:value-type="float">
            <text:p>0,000</text:p>
          </table:table-cell>
          <table:table-cell table:style-name="ce3" table:formula="of:=LOG([.$B$3]/[.F$3]*[.$B4];2)*12-ROUND(LOG([.$B$3]/[.F$3]*[.$B4];2)*12;0)" office:value-type="float" office:value="0.136862861351654" calcext:value-type="float">
            <text:p>0,137</text:p>
          </table:table-cell>
          <table:table-cell table:style-name="ce3" table:formula="of:=LOG([.$B$3]/[.G$3]*[.$B4];2)*12-ROUND(LOG([.$B$3]/[.G$3]*[.$B4];2)*12;0)" office:value-type="float" office:value="-0.0195500086538765" calcext:value-type="float">
            <text:p>-0,020</text:p>
          </table:table-cell>
          <table:table-cell table:style-name="ce3" table:formula="of:=LOG([.$B$3]/[.H$3]*[.$B4];2)*12-ROUND(LOG([.$B$3]/[.H$3]*[.$B4];2)*12;0)" office:value-type="float" office:value="0.311740935308748" calcext:value-type="float">
            <text:p>0,312</text:p>
          </table:table-cell>
          <table:table-cell table:style-name="ce3" table:formula="of:=LOG([.$B$3]/[.I$3]*[.$B4];2)*12-ROUND(LOG([.$B$3]/[.I$3]*[.$B4];2)*12;0)" office:value-type="float" office:value="0" calcext:value-type="float">
            <text:p>0,000</text:p>
          </table:table-cell>
          <table:table-cell table:style-name="ce3" table:formula="of:=LOG([.$B$3]/[.J$3]*[.$B4];2)*12-ROUND(LOG([.$B$3]/[.J$3]*[.$B4];2)*12;0)" office:value-type="float" office:value="-0.0391000173077529" calcext:value-type="float">
            <text:p>-0,039</text:p>
          </table:table-cell>
          <table:table-cell table:style-name="ce3" table:formula="of:=LOG([.$B$3]/[.K$3]*[.$B4];2)*12-ROUND(LOG([.$B$3]/[.K$3]*[.$B4];2)*12;0)" office:value-type="float" office:value="0.136862861351652" calcext:value-type="float">
            <text:p>0,13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formula="of:=ROUND(LOG([.$B$3]/[.C$3]*[.$B6];2)*12;0)" office:value-type="float" office:value="7" calcext:value-type="float">
            <text:p>7</text:p>
          </table:table-cell>
          <table:table-cell table:style-name="ce7" table:formula="of:=ROUND(LOG([.$B$3]/[.D$3]*[.$B6];2)*12;0)" office:value-type="float" office:value="0" calcext:value-type="float">
            <text:p>0</text:p>
          </table:table-cell>
          <table:table-cell table:formula="of:=ROUND(LOG([.$B$3]/[.E$3]*[.$B6];2)*12;0)" office:value-type="float" office:value="-5" calcext:value-type="float">
            <text:p>-5</text:p>
          </table:table-cell>
          <table:table-cell table:formula="of:=ROUND(LOG([.$B$3]/[.F$3]*[.$B6];2)*12;0)" office:value-type="float" office:value="-9" calcext:value-type="float">
            <text:p>-9</text:p>
          </table:table-cell>
          <table:table-cell table:formula="of:=ROUND(LOG([.$B$3]/[.G$3]*[.$B6];2)*12;0)" office:value-type="float" office:value="-12" calcext:value-type="float">
            <text:p>-12</text:p>
          </table:table-cell>
          <table:table-cell table:formula="of:=ROUND(LOG([.$B$3]/[.H$3]*[.$B6];2)*12;0)" office:value-type="float" office:value="-15" calcext:value-type="float">
            <text:p>-15</text:p>
          </table:table-cell>
          <table:table-cell table:formula="of:=ROUND(LOG([.$B$3]/[.I$3]*[.$B6];2)*12;0)" office:value-type="float" office:value="-17" calcext:value-type="float">
            <text:p>-17</text:p>
          </table:table-cell>
          <table:table-cell table:formula="of:=ROUND(LOG([.$B$3]/[.J$3]*[.$B6];2)*12;0)" office:value-type="float" office:value="-19" calcext:value-type="float">
            <text:p>-19</text:p>
          </table:table-cell>
          <table:table-cell table:formula="of:=ROUND(LOG([.$B$3]/[.K$3]*[.$B6];2)*12;0)" office:value-type="float" office:value="-21" calcext:value-type="float">
            <text:p>-21</text:p>
          </table:table-cell>
        </table:table-row>
        <table:table-row table:style-name="ro1">
          <table:table-cell table:number-columns-repeated="2"/>
          <table:table-cell table:style-name="ce5" table:formula="of:=LOG([.$B$3]/[.C$3]*[.$B6];2)*12-ROUND(LOG([.$B$3]/[.C$3]*[.$B6];2)*12;0)" office:value-type="float" office:value="0.0195500086538747" calcext:value-type="float">
            <text:p>0,020</text:p>
          </table:table-cell>
          <table:table-cell table:style-name="ce8" table:formula="of:=LOG([.$B$3]/[.D$3]*[.$B6];2)*12-ROUND(LOG([.$B$3]/[.D$3]*[.$B6];2)*12;0)" office:value-type="float" office:value="0" calcext:value-type="float">
            <text:p>0,000</text:p>
          </table:table-cell>
          <table:table-cell table:style-name="ce3" table:formula="of:=LOG([.$B$3]/[.E$3]*[.$B6];2)*12-ROUND(LOG([.$B$3]/[.E$3]*[.$B6];2)*12;0)" office:value-type="float" office:value="0.0195500086538747" calcext:value-type="float">
            <text:p>0,020</text:p>
          </table:table-cell>
          <table:table-cell table:style-name="ce3" table:formula="of:=LOG([.$B$3]/[.F$3]*[.$B6];2)*12-ROUND(LOG([.$B$3]/[.F$3]*[.$B6];2)*12;0)" office:value-type="float" office:value="0.156412870005529" calcext:value-type="float">
            <text:p>0,156</text:p>
          </table:table-cell>
          <table:table-cell table:style-name="ce3" table:formula="of:=LOG([.$B$3]/[.G$3]*[.$B6];2)*12-ROUND(LOG([.$B$3]/[.G$3]*[.$B6];2)*12;0)" office:value-type="float" office:value="0" calcext:value-type="float">
            <text:p>0,000</text:p>
          </table:table-cell>
          <table:table-cell table:style-name="ce3" table:formula="of:=LOG([.$B$3]/[.H$3]*[.$B6];2)*12-ROUND(LOG([.$B$3]/[.H$3]*[.$B6];2)*12;0)" office:value-type="float" office:value="0.331290943962623" calcext:value-type="float">
            <text:p>0,331</text:p>
          </table:table-cell>
          <table:table-cell table:style-name="ce3" table:formula="of:=LOG([.$B$3]/[.I$3]*[.$B6];2)*12-ROUND(LOG([.$B$3]/[.I$3]*[.$B6];2)*12;0)" office:value-type="float" office:value="0.0195500086538765" calcext:value-type="float">
            <text:p>0,020</text:p>
          </table:table-cell>
          <table:table-cell table:style-name="ce3" table:formula="of:=LOG([.$B$3]/[.J$3]*[.$B6];2)*12-ROUND(LOG([.$B$3]/[.J$3]*[.$B6];2)*12;0)" office:value-type="float" office:value="-0.0195500086538765" calcext:value-type="float">
            <text:p>-0,020</text:p>
          </table:table-cell>
          <table:table-cell table:style-name="ce3" table:formula="of:=LOG([.$B$3]/[.K$3]*[.$B6];2)*12-ROUND(LOG([.$B$3]/[.K$3]*[.$B6];2)*12;0)" office:value-type="float" office:value="0.156412870005525" calcext:value-type="float">
            <text:p>0,1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OUND(LOG([.$B$3]/[.C$3]*[.$B8];2)*12;0)" office:value-type="float" office:value="12" calcext:value-type="float">
            <text:p>12</text:p>
          </table:table-cell>
          <table:table-cell table:formula="of:=ROUND(LOG([.$B$3]/[.D$3]*[.$B8];2)*12;0)" office:value-type="float" office:value="5" calcext:value-type="float">
            <text:p>5</text:p>
          </table:table-cell>
          <table:table-cell table:style-name="ce7" table:formula="of:=ROUND(LOG([.$B$3]/[.E$3]*[.$B8];2)*12;0)" office:value-type="float" office:value="0" calcext:value-type="float">
            <text:p>0</text:p>
          </table:table-cell>
          <table:table-cell table:formula="of:=ROUND(LOG([.$B$3]/[.F$3]*[.$B8];2)*12;0)" office:value-type="float" office:value="-4" calcext:value-type="float">
            <text:p>-4</text:p>
          </table:table-cell>
          <table:table-cell table:formula="of:=ROUND(LOG([.$B$3]/[.G$3]*[.$B8];2)*12;0)" office:value-type="float" office:value="-7" calcext:value-type="float">
            <text:p>-7</text:p>
          </table:table-cell>
          <table:table-cell table:formula="of:=ROUND(LOG([.$B$3]/[.H$3]*[.$B8];2)*12;0)" office:value-type="float" office:value="-10" calcext:value-type="float">
            <text:p>-10</text:p>
          </table:table-cell>
          <table:table-cell table:formula="of:=ROUND(LOG([.$B$3]/[.I$3]*[.$B8];2)*12;0)" office:value-type="float" office:value="-12" calcext:value-type="float">
            <text:p>-12</text:p>
          </table:table-cell>
          <table:table-cell table:formula="of:=ROUND(LOG([.$B$3]/[.J$3]*[.$B8];2)*12;0)" office:value-type="float" office:value="-14" calcext:value-type="float">
            <text:p>-14</text:p>
          </table:table-cell>
          <table:table-cell table:formula="of:=ROUND(LOG([.$B$3]/[.K$3]*[.$B8];2)*12;0)" office:value-type="float" office:value="-16" calcext:value-type="float">
            <text:p>-16</text:p>
          </table:table-cell>
        </table:table-row>
        <table:table-row table:style-name="ro1">
          <table:table-cell table:number-columns-repeated="2"/>
          <table:table-cell table:style-name="ce3" table:formula="of:=LOG([.$B$3]/[.C$3]*[.$B8];2)*12-ROUND(LOG([.$B$3]/[.C$3]*[.$B8];2)*12;0)" office:value-type="float" office:value="0" calcext:value-type="float">
            <text:p>0,000</text:p>
          </table:table-cell>
          <table:table-cell table:style-name="ce3" table:formula="of:=LOG([.$B$3]/[.D$3]*[.$B8];2)*12-ROUND(LOG([.$B$3]/[.D$3]*[.$B8];2)*12;0)" office:value-type="float" office:value="-0.0195500086538756" calcext:value-type="float">
            <text:p>-0,020</text:p>
          </table:table-cell>
          <table:table-cell table:style-name="ce8" table:formula="of:=LOG([.$B$3]/[.E$3]*[.$B8];2)*12-ROUND(LOG([.$B$3]/[.E$3]*[.$B8];2)*12;0)" office:value-type="float" office:value="0" calcext:value-type="float">
            <text:p>0,000</text:p>
          </table:table-cell>
          <table:table-cell table:style-name="ce3" table:formula="of:=LOG([.$B$3]/[.F$3]*[.$B8];2)*12-ROUND(LOG([.$B$3]/[.F$3]*[.$B8];2)*12;0)" office:value-type="float" office:value="0.136862861351652" calcext:value-type="float">
            <text:p>0,137</text:p>
          </table:table-cell>
          <table:table-cell table:style-name="ce3" table:formula="of:=LOG([.$B$3]/[.G$3]*[.$B8];2)*12-ROUND(LOG([.$B$3]/[.G$3]*[.$B8];2)*12;0)" office:value-type="float" office:value="-0.0195500086538756" calcext:value-type="float">
            <text:p>-0,020</text:p>
          </table:table-cell>
          <table:table-cell table:style-name="ce3" table:formula="of:=LOG([.$B$3]/[.H$3]*[.$B8];2)*12-ROUND(LOG([.$B$3]/[.H$3]*[.$B8];2)*12;0)" office:value-type="float" office:value="0.311740935308748" calcext:value-type="float">
            <text:p>0,312</text:p>
          </table:table-cell>
          <table:table-cell table:style-name="ce3" table:formula="of:=LOG([.$B$3]/[.I$3]*[.$B8];2)*12-ROUND(LOG([.$B$3]/[.I$3]*[.$B8];2)*12;0)" office:value-type="float" office:value="0" calcext:value-type="float">
            <text:p>0,000</text:p>
          </table:table-cell>
          <table:table-cell table:style-name="ce3" table:formula="of:=LOG([.$B$3]/[.J$3]*[.$B8];2)*12-ROUND(LOG([.$B$3]/[.J$3]*[.$B8];2)*12;0)" office:value-type="float" office:value="-0.0391000173077494" calcext:value-type="float">
            <text:p>-0,039</text:p>
          </table:table-cell>
          <table:table-cell table:style-name="ce3" table:formula="of:=LOG([.$B$3]/[.K$3]*[.$B8];2)*12-ROUND(LOG([.$B$3]/[.K$3]*[.$B8];2)*12;0)" office:value-type="float" office:value="0.136862861351654" calcext:value-type="float">
            <text:p>0,13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OUND(LOG([.$B$3]/[.C$3]*[.$B10];2)*12;0)" office:value-type="float" office:value="16" calcext:value-type="float">
            <text:p>16</text:p>
          </table:table-cell>
          <table:table-cell table:formula="of:=ROUND(LOG([.$B$3]/[.D$3]*[.$B10];2)*12;0)" office:value-type="float" office:value="9" calcext:value-type="float">
            <text:p>9</text:p>
          </table:table-cell>
          <table:table-cell table:formula="of:=ROUND(LOG([.$B$3]/[.E$3]*[.$B10];2)*12;0)" office:value-type="float" office:value="4" calcext:value-type="float">
            <text:p>4</text:p>
          </table:table-cell>
          <table:table-cell table:style-name="ce7" table:formula="of:=ROUND(LOG([.$B$3]/[.F$3]*[.$B10];2)*12;0)" office:value-type="float" office:value="0" calcext:value-type="float">
            <text:p>0</text:p>
          </table:table-cell>
          <table:table-cell table:formula="of:=ROUND(LOG([.$B$3]/[.G$3]*[.$B10];2)*12;0)" office:value-type="float" office:value="-3" calcext:value-type="float">
            <text:p>-3</text:p>
          </table:table-cell>
          <table:table-cell table:formula="of:=ROUND(LOG([.$B$3]/[.H$3]*[.$B10];2)*12;0)" office:value-type="float" office:value="-6" calcext:value-type="float">
            <text:p>-6</text:p>
          </table:table-cell>
          <table:table-cell table:formula="of:=ROUND(LOG([.$B$3]/[.I$3]*[.$B10];2)*12;0)" office:value-type="float" office:value="-8" calcext:value-type="float">
            <text:p>-8</text:p>
          </table:table-cell>
          <table:table-cell table:formula="of:=ROUND(LOG([.$B$3]/[.J$3]*[.$B10];2)*12;0)" office:value-type="float" office:value="-10" calcext:value-type="float">
            <text:p>-10</text:p>
          </table:table-cell>
          <table:table-cell table:formula="of:=ROUND(LOG([.$B$3]/[.K$3]*[.$B10];2)*12;0)" office:value-type="float" office:value="-12" calcext:value-type="float">
            <text:p>-12</text:p>
          </table:table-cell>
        </table:table-row>
        <table:table-row table:style-name="ro1">
          <table:table-cell table:number-columns-repeated="2"/>
          <table:table-cell table:style-name="ce3" table:formula="of:=LOG([.$B$3]/[.C$3]*[.$B10];2)*12-ROUND(LOG([.$B$3]/[.C$3]*[.$B10];2)*12;0)" office:value-type="float" office:value="-0.136862861351652" calcext:value-type="float">
            <text:p>-0,137</text:p>
          </table:table-cell>
          <table:table-cell table:style-name="ce3" table:formula="of:=LOG([.$B$3]/[.D$3]*[.$B10];2)*12-ROUND(LOG([.$B$3]/[.D$3]*[.$B10];2)*12;0)" office:value-type="float" office:value="-0.156412870005527" calcext:value-type="float">
            <text:p>-0,156</text:p>
          </table:table-cell>
          <table:table-cell table:style-name="ce3" table:formula="of:=LOG([.$B$3]/[.E$3]*[.$B10];2)*12-ROUND(LOG([.$B$3]/[.E$3]*[.$B10];2)*12;0)" office:value-type="float" office:value="-0.136862861351652" calcext:value-type="float">
            <text:p>-0,137</text:p>
          </table:table-cell>
          <table:table-cell table:style-name="ce8" table:formula="of:=LOG([.$B$3]/[.F$3]*[.$B10];2)*12-ROUND(LOG([.$B$3]/[.F$3]*[.$B10];2)*12;0)" office:value-type="float" office:value="0" calcext:value-type="float">
            <text:p>0,000</text:p>
          </table:table-cell>
          <table:table-cell table:style-name="ce3" table:formula="of:=LOG([.$B$3]/[.G$3]*[.$B10];2)*12-ROUND(LOG([.$B$3]/[.G$3]*[.$B10];2)*12;0)" office:value-type="float" office:value="-0.156412870005528" calcext:value-type="float">
            <text:p>-0,156</text:p>
          </table:table-cell>
          <table:table-cell table:style-name="ce3" table:formula="of:=LOG([.$B$3]/[.H$3]*[.$B10];2)*12-ROUND(LOG([.$B$3]/[.H$3]*[.$B10];2)*12;0)" office:value-type="float" office:value="0.174878073957097" calcext:value-type="float">
            <text:p>0,175</text:p>
          </table:table-cell>
          <table:table-cell table:style-name="ce3" table:formula="of:=LOG([.$B$3]/[.I$3]*[.$B10];2)*12-ROUND(LOG([.$B$3]/[.I$3]*[.$B10];2)*12;0)" office:value-type="float" office:value="-0.136862861351652" calcext:value-type="float">
            <text:p>-0,137</text:p>
          </table:table-cell>
          <table:table-cell table:style-name="ce3" table:formula="of:=LOG([.$B$3]/[.J$3]*[.$B10];2)*12-ROUND(LOG([.$B$3]/[.J$3]*[.$B10];2)*12;0)" office:value-type="float" office:value="-0.1759628786594" calcext:value-type="float">
            <text:p>-0,176</text:p>
          </table:table-cell>
          <table:table-cell table:style-name="ce3" table:formula="of:=LOG([.$B$3]/[.K$3]*[.$B10];2)*12-ROUND(LOG([.$B$3]/[.K$3]*[.$B10];2)*12;0)" office:value-type="float" office:value="0" calcext:value-type="float">
            <text:p>0,0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OUND(LOG([.$B$3]/[.C$3]*[.$B12];2)*12;0)" office:value-type="float" office:value="19" calcext:value-type="float">
            <text:p>19</text:p>
          </table:table-cell>
          <table:table-cell table:formula="of:=ROUND(LOG([.$B$3]/[.D$3]*[.$B12];2)*12;0)" office:value-type="float" office:value="12" calcext:value-type="float">
            <text:p>12</text:p>
          </table:table-cell>
          <table:table-cell table:formula="of:=ROUND(LOG([.$B$3]/[.E$3]*[.$B12];2)*12;0)" office:value-type="float" office:value="7" calcext:value-type="float">
            <text:p>7</text:p>
          </table:table-cell>
          <table:table-cell table:formula="of:=ROUND(LOG([.$B$3]/[.F$3]*[.$B12];2)*12;0)" office:value-type="float" office:value="3" calcext:value-type="float">
            <text:p>3</text:p>
          </table:table-cell>
          <table:table-cell table:style-name="ce7" table:formula="of:=ROUND(LOG([.$B$3]/[.G$3]*[.$B12];2)*12;0)" office:value-type="float" office:value="0" calcext:value-type="float">
            <text:p>0</text:p>
          </table:table-cell>
          <table:table-cell table:formula="of:=ROUND(LOG([.$B$3]/[.H$3]*[.$B12];2)*12;0)" office:value-type="float" office:value="-3" calcext:value-type="float">
            <text:p>-3</text:p>
          </table:table-cell>
          <table:table-cell table:formula="of:=ROUND(LOG([.$B$3]/[.I$3]*[.$B12];2)*12;0)" office:value-type="float" office:value="-5" calcext:value-type="float">
            <text:p>-5</text:p>
          </table:table-cell>
          <table:table-cell table:formula="of:=ROUND(LOG([.$B$3]/[.J$3]*[.$B12];2)*12;0)" office:value-type="float" office:value="-7" calcext:value-type="float">
            <text:p>-7</text:p>
          </table:table-cell>
          <table:table-cell table:formula="of:=ROUND(LOG([.$B$3]/[.K$3]*[.$B12];2)*12;0)" office:value-type="float" office:value="-9" calcext:value-type="float">
            <text:p>-9</text:p>
          </table:table-cell>
        </table:table-row>
        <table:table-row table:style-name="ro1">
          <table:table-cell table:number-columns-repeated="2"/>
          <table:table-cell table:style-name="ce3" table:formula="of:=LOG([.$B$3]/[.C$3]*[.$B12];2)*12-ROUND(LOG([.$B$3]/[.C$3]*[.$B12];2)*12;0)" office:value-type="float" office:value="0.0195500086538765" calcext:value-type="float">
            <text:p>0,020</text:p>
          </table:table-cell>
          <table:table-cell table:style-name="ce3" table:formula="of:=LOG([.$B$3]/[.D$3]*[.$B12];2)*12-ROUND(LOG([.$B$3]/[.D$3]*[.$B12];2)*12;0)" office:value-type="float" office:value="0" calcext:value-type="float">
            <text:p>0,000</text:p>
          </table:table-cell>
          <table:table-cell table:style-name="ce3" table:formula="of:=LOG([.$B$3]/[.E$3]*[.$B12];2)*12-ROUND(LOG([.$B$3]/[.E$3]*[.$B12];2)*12;0)" office:value-type="float" office:value="0.0195500086538747" calcext:value-type="float">
            <text:p>0,020</text:p>
          </table:table-cell>
          <table:table-cell table:style-name="ce3" table:formula="of:=LOG([.$B$3]/[.F$3]*[.$B12];2)*12-ROUND(LOG([.$B$3]/[.F$3]*[.$B12];2)*12;0)" office:value-type="float" office:value="0.156412870005529" calcext:value-type="float">
            <text:p>0,156</text:p>
          </table:table-cell>
          <table:table-cell table:style-name="ce8" table:formula="of:=LOG([.$B$3]/[.G$3]*[.$B12];2)*12-ROUND(LOG([.$B$3]/[.G$3]*[.$B12];2)*12;0)" office:value-type="float" office:value="0" calcext:value-type="float">
            <text:p>0,000</text:p>
          </table:table-cell>
          <table:table-cell table:style-name="ce3" table:formula="of:=LOG([.$B$3]/[.H$3]*[.$B12];2)*12-ROUND(LOG([.$B$3]/[.H$3]*[.$B12];2)*12;0)" office:value-type="float" office:value="0.331290943962624" calcext:value-type="float">
            <text:p>0,331</text:p>
          </table:table-cell>
          <table:table-cell table:style-name="ce3" table:formula="of:=LOG([.$B$3]/[.I$3]*[.$B12];2)*12-ROUND(LOG([.$B$3]/[.I$3]*[.$B12];2)*12;0)" office:value-type="float" office:value="0.0195500086538747" calcext:value-type="float">
            <text:p>0,020</text:p>
          </table:table-cell>
          <table:table-cell table:style-name="ce3" table:formula="of:=LOG([.$B$3]/[.J$3]*[.$B12];2)*12-ROUND(LOG([.$B$3]/[.J$3]*[.$B12];2)*12;0)" office:value-type="float" office:value="-0.0195500086538756" calcext:value-type="float">
            <text:p>-0,020</text:p>
          </table:table-cell>
          <table:table-cell table:style-name="ce3" table:formula="of:=LOG([.$B$3]/[.K$3]*[.$B12];2)*12-ROUND(LOG([.$B$3]/[.K$3]*[.$B12];2)*12;0)" office:value-type="float" office:value="0.156412870005529" calcext:value-type="float">
            <text:p>0,15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OUND(LOG([.$B$3]/[.C$3]*[.$B14];2)*12;0)" office:value-type="float" office:value="22" calcext:value-type="float">
            <text:p>22</text:p>
          </table:table-cell>
          <table:table-cell table:formula="of:=ROUND(LOG([.$B$3]/[.D$3]*[.$B14];2)*12;0)" office:value-type="float" office:value="15" calcext:value-type="float">
            <text:p>15</text:p>
          </table:table-cell>
          <table:table-cell table:formula="of:=ROUND(LOG([.$B$3]/[.E$3]*[.$B14];2)*12;0)" office:value-type="float" office:value="10" calcext:value-type="float">
            <text:p>10</text:p>
          </table:table-cell>
          <table:table-cell table:formula="of:=ROUND(LOG([.$B$3]/[.F$3]*[.$B14];2)*12;0)" office:value-type="float" office:value="6" calcext:value-type="float">
            <text:p>6</text:p>
          </table:table-cell>
          <table:table-cell table:formula="of:=ROUND(LOG([.$B$3]/[.G$3]*[.$B14];2)*12;0)" office:value-type="float" office:value="3" calcext:value-type="float">
            <text:p>3</text:p>
          </table:table-cell>
          <table:table-cell table:style-name="ce7" table:formula="of:=ROUND(LOG([.$B$3]/[.H$3]*[.$B14];2)*12;0)" office:value-type="float" office:value="0" calcext:value-type="float">
            <text:p>0</text:p>
          </table:table-cell>
          <table:table-cell table:formula="of:=ROUND(LOG([.$B$3]/[.I$3]*[.$B14];2)*12;0)" office:value-type="float" office:value="-2" calcext:value-type="float">
            <text:p>-2</text:p>
          </table:table-cell>
          <table:table-cell table:formula="of:=ROUND(LOG([.$B$3]/[.J$3]*[.$B14];2)*12;0)" office:value-type="float" office:value="-4" calcext:value-type="float">
            <text:p>-4</text:p>
          </table:table-cell>
          <table:table-cell table:formula="of:=ROUND(LOG([.$B$3]/[.K$3]*[.$B14];2)*12;0)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3" table:formula="of:=LOG([.$B$3]/[.C$3]*[.$B14];2)*12-ROUND(LOG([.$B$3]/[.C$3]*[.$B14];2)*12;0)" office:value-type="float" office:value="-0.311740935308748" calcext:value-type="float">
            <text:p>-0,312</text:p>
          </table:table-cell>
          <table:table-cell table:style-name="ce3" table:formula="of:=LOG([.$B$3]/[.D$3]*[.$B14];2)*12-ROUND(LOG([.$B$3]/[.D$3]*[.$B14];2)*12;0)" office:value-type="float" office:value="-0.331290943962628" calcext:value-type="float">
            <text:p>-0,331</text:p>
          </table:table-cell>
          <table:table-cell table:style-name="ce3" table:formula="of:=LOG([.$B$3]/[.E$3]*[.$B14];2)*12-ROUND(LOG([.$B$3]/[.E$3]*[.$B14];2)*12;0)" office:value-type="float" office:value="-0.311740935308752" calcext:value-type="float">
            <text:p>-0,312</text:p>
          </table:table-cell>
          <table:table-cell table:style-name="ce3" table:formula="of:=LOG([.$B$3]/[.F$3]*[.$B14];2)*12-ROUND(LOG([.$B$3]/[.F$3]*[.$B14];2)*12;0)" office:value-type="float" office:value="-0.174878073957098" calcext:value-type="float">
            <text:p>-0,175</text:p>
          </table:table-cell>
          <table:table-cell table:style-name="ce3" table:formula="of:=LOG([.$B$3]/[.G$3]*[.$B14];2)*12-ROUND(LOG([.$B$3]/[.G$3]*[.$B14];2)*12;0)" office:value-type="float" office:value="-0.331290943962627" calcext:value-type="float">
            <text:p>-0,331</text:p>
          </table:table-cell>
          <table:table-cell table:style-name="ce8" table:formula="of:=LOG([.$B$3]/[.H$3]*[.$B14];2)*12-ROUND(LOG([.$B$3]/[.H$3]*[.$B14];2)*12;0)" office:value-type="float" office:value="0" calcext:value-type="float">
            <text:p>0,000</text:p>
          </table:table-cell>
          <table:table-cell table:style-name="ce3" table:formula="of:=LOG([.$B$3]/[.I$3]*[.$B14];2)*12-ROUND(LOG([.$B$3]/[.I$3]*[.$B14];2)*12;0)" office:value-type="float" office:value="-0.311740935308751" calcext:value-type="float">
            <text:p>-0,312</text:p>
          </table:table-cell>
          <table:table-cell table:style-name="ce3" table:formula="of:=LOG([.$B$3]/[.J$3]*[.$B14];2)*12-ROUND(LOG([.$B$3]/[.J$3]*[.$B14];2)*12;0)" office:value-type="float" office:value="-0.350840952616502" calcext:value-type="float">
            <text:p>-0,351</text:p>
          </table:table-cell>
          <table:table-cell table:style-name="ce3" table:formula="of:=LOG([.$B$3]/[.K$3]*[.$B14];2)*12-ROUND(LOG([.$B$3]/[.K$3]*[.$B14];2)*12;0)" office:value-type="float" office:value="-0.174878073957098" calcext:value-type="float">
            <text:p>-0,17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OUND(LOG([.$B$3]/[.C$3]*[.$B16];2)*12;0)" office:value-type="float" office:value="24" calcext:value-type="float">
            <text:p>24</text:p>
          </table:table-cell>
          <table:table-cell table:formula="of:=ROUND(LOG([.$B$3]/[.D$3]*[.$B16];2)*12;0)" office:value-type="float" office:value="17" calcext:value-type="float">
            <text:p>17</text:p>
          </table:table-cell>
          <table:table-cell table:formula="of:=ROUND(LOG([.$B$3]/[.E$3]*[.$B16];2)*12;0)" office:value-type="float" office:value="12" calcext:value-type="float">
            <text:p>12</text:p>
          </table:table-cell>
          <table:table-cell table:formula="of:=ROUND(LOG([.$B$3]/[.F$3]*[.$B16];2)*12;0)" office:value-type="float" office:value="8" calcext:value-type="float">
            <text:p>8</text:p>
          </table:table-cell>
          <table:table-cell table:formula="of:=ROUND(LOG([.$B$3]/[.G$3]*[.$B16];2)*12;0)" office:value-type="float" office:value="5" calcext:value-type="float">
            <text:p>5</text:p>
          </table:table-cell>
          <table:table-cell table:formula="of:=ROUND(LOG([.$B$3]/[.H$3]*[.$B16];2)*12;0)" office:value-type="float" office:value="2" calcext:value-type="float">
            <text:p>2</text:p>
          </table:table-cell>
          <table:table-cell table:style-name="ce7" table:formula="of:=ROUND(LOG([.$B$3]/[.I$3]*[.$B16];2)*12;0)" office:value-type="float" office:value="0" calcext:value-type="float">
            <text:p>0</text:p>
          </table:table-cell>
          <table:table-cell table:formula="of:=ROUND(LOG([.$B$3]/[.J$3]*[.$B16];2)*12;0)" office:value-type="float" office:value="-2" calcext:value-type="float">
            <text:p>-2</text:p>
          </table:table-cell>
          <table:table-cell table:formula="of:=ROUND(LOG([.$B$3]/[.K$3]*[.$B16];2)*12;0)" office:value-type="float" office:value="-4" calcext:value-type="float">
            <text:p>-4</text:p>
          </table:table-cell>
        </table:table-row>
        <table:table-row table:style-name="ro1">
          <table:table-cell table:number-columns-repeated="2"/>
          <table:table-cell table:style-name="ce3" table:formula="of:=LOG([.$B$3]/[.C$3]*[.$B16];2)*12-ROUND(LOG([.$B$3]/[.C$3]*[.$B16];2)*12;0)" office:value-type="float" office:value="0" calcext:value-type="float">
            <text:p>0,000</text:p>
          </table:table-cell>
          <table:table-cell table:style-name="ce3" table:formula="of:=LOG([.$B$3]/[.D$3]*[.$B16];2)*12-ROUND(LOG([.$B$3]/[.D$3]*[.$B16];2)*12;0)" office:value-type="float" office:value="-0.0195500086538765" calcext:value-type="float">
            <text:p>-0,020</text:p>
          </table:table-cell>
          <table:table-cell table:style-name="ce3" table:formula="of:=LOG([.$B$3]/[.E$3]*[.$B16];2)*12-ROUND(LOG([.$B$3]/[.E$3]*[.$B16];2)*12;0)" office:value-type="float" office:value="0" calcext:value-type="float">
            <text:p>0,000</text:p>
          </table:table-cell>
          <table:table-cell table:style-name="ce3" table:formula="of:=LOG([.$B$3]/[.F$3]*[.$B16];2)*12-ROUND(LOG([.$B$3]/[.F$3]*[.$B16];2)*12;0)" office:value-type="float" office:value="0.136862861351654" calcext:value-type="float">
            <text:p>0,137</text:p>
          </table:table-cell>
          <table:table-cell table:style-name="ce3" table:formula="of:=LOG([.$B$3]/[.G$3]*[.$B16];2)*12-ROUND(LOG([.$B$3]/[.G$3]*[.$B16];2)*12;0)" office:value-type="float" office:value="-0.0195500086538756" calcext:value-type="float">
            <text:p>-0,020</text:p>
          </table:table-cell>
          <table:table-cell table:style-name="ce3" table:formula="of:=LOG([.$B$3]/[.H$3]*[.$B16];2)*12-ROUND(LOG([.$B$3]/[.H$3]*[.$B16];2)*12;0)" office:value-type="float" office:value="0.31174093530875" calcext:value-type="float">
            <text:p>0,312</text:p>
          </table:table-cell>
          <table:table-cell table:style-name="ce8" table:formula="of:=LOG([.$B$3]/[.I$3]*[.$B16];2)*12-ROUND(LOG([.$B$3]/[.I$3]*[.$B16];2)*12;0)" office:value-type="float" office:value="0" calcext:value-type="float">
            <text:p>0,000</text:p>
          </table:table-cell>
          <table:table-cell table:style-name="ce3" table:formula="of:=LOG([.$B$3]/[.J$3]*[.$B16];2)*12-ROUND(LOG([.$B$3]/[.J$3]*[.$B16];2)*12;0)" office:value-type="float" office:value="-0.0391000173077494" calcext:value-type="float">
            <text:p>-0,039</text:p>
          </table:table-cell>
          <table:table-cell table:style-name="ce3" table:formula="of:=LOG([.$B$3]/[.K$3]*[.$B16];2)*12-ROUND(LOG([.$B$3]/[.K$3]*[.$B16];2)*12;0)" office:value-type="float" office:value="0.136862861351652" calcext:value-type="float">
            <text:p>0,13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OUND(LOG([.$B$3]/[.C$3]*[.$B18];2)*12;0)" office:value-type="float" office:value="26" calcext:value-type="float">
            <text:p>26</text:p>
          </table:table-cell>
          <table:table-cell table:formula="of:=ROUND(LOG([.$B$3]/[.D$3]*[.$B18];2)*12;0)" office:value-type="float" office:value="19" calcext:value-type="float">
            <text:p>19</text:p>
          </table:table-cell>
          <table:table-cell table:formula="of:=ROUND(LOG([.$B$3]/[.E$3]*[.$B18];2)*12;0)" office:value-type="float" office:value="14" calcext:value-type="float">
            <text:p>14</text:p>
          </table:table-cell>
          <table:table-cell table:formula="of:=ROUND(LOG([.$B$3]/[.F$3]*[.$B18];2)*12;0)" office:value-type="float" office:value="10" calcext:value-type="float">
            <text:p>10</text:p>
          </table:table-cell>
          <table:table-cell table:formula="of:=ROUND(LOG([.$B$3]/[.G$3]*[.$B18];2)*12;0)" office:value-type="float" office:value="7" calcext:value-type="float">
            <text:p>7</text:p>
          </table:table-cell>
          <table:table-cell table:formula="of:=ROUND(LOG([.$B$3]/[.H$3]*[.$B18];2)*12;0)" office:value-type="float" office:value="4" calcext:value-type="float">
            <text:p>4</text:p>
          </table:table-cell>
          <table:table-cell table:formula="of:=ROUND(LOG([.$B$3]/[.I$3]*[.$B18];2)*12;0)" office:value-type="float" office:value="2" calcext:value-type="float">
            <text:p>2</text:p>
          </table:table-cell>
          <table:table-cell table:style-name="ce7" table:formula="of:=ROUND(LOG([.$B$3]/[.J$3]*[.$B18];2)*12;0)" office:value-type="float" office:value="0" calcext:value-type="float">
            <text:p>0</text:p>
          </table:table-cell>
          <table:table-cell table:formula="of:=ROUND(LOG([.$B$3]/[.K$3]*[.$B18];2)*12;0)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3" table:formula="of:=LOG([.$B$3]/[.C$3]*[.$B18];2)*12-ROUND(LOG([.$B$3]/[.C$3]*[.$B18];2)*12;0)" office:value-type="float" office:value="0.0391000173077529" calcext:value-type="float">
            <text:p>0,039</text:p>
          </table:table-cell>
          <table:table-cell table:style-name="ce3" table:formula="of:=LOG([.$B$3]/[.D$3]*[.$B18];2)*12-ROUND(LOG([.$B$3]/[.D$3]*[.$B18];2)*12;0)" office:value-type="float" office:value="0.0195500086538765" calcext:value-type="float">
            <text:p>0,020</text:p>
          </table:table-cell>
          <table:table-cell table:style-name="ce3" table:formula="of:=LOG([.$B$3]/[.E$3]*[.$B18];2)*12-ROUND(LOG([.$B$3]/[.E$3]*[.$B18];2)*12;0)" office:value-type="float" office:value="0.0391000173077494" calcext:value-type="float">
            <text:p>0,039</text:p>
          </table:table-cell>
          <table:table-cell table:style-name="ce3" table:formula="of:=LOG([.$B$3]/[.F$3]*[.$B18];2)*12-ROUND(LOG([.$B$3]/[.F$3]*[.$B18];2)*12;0)" office:value-type="float" office:value="0.175962878659401" calcext:value-type="float">
            <text:p>0,176</text:p>
          </table:table-cell>
          <table:table-cell table:style-name="ce3" table:formula="of:=LOG([.$B$3]/[.G$3]*[.$B18];2)*12-ROUND(LOG([.$B$3]/[.G$3]*[.$B18];2)*12;0)" office:value-type="float" office:value="0.0195500086538747" calcext:value-type="float">
            <text:p>0,020</text:p>
          </table:table-cell>
          <table:table-cell table:style-name="ce3" table:formula="of:=LOG([.$B$3]/[.H$3]*[.$B18];2)*12-ROUND(LOG([.$B$3]/[.H$3]*[.$B18];2)*12;0)" office:value-type="float" office:value="0.350840952616497" calcext:value-type="float">
            <text:p>0,351</text:p>
          </table:table-cell>
          <table:table-cell table:style-name="ce3" table:formula="of:=LOG([.$B$3]/[.I$3]*[.$B18];2)*12-ROUND(LOG([.$B$3]/[.I$3]*[.$B18];2)*12;0)" office:value-type="float" office:value="0.0391000173077485" calcext:value-type="float">
            <text:p>0,039</text:p>
          </table:table-cell>
          <table:table-cell table:style-name="ce8" table:formula="of:=LOG([.$B$3]/[.J$3]*[.$B18];2)*12-ROUND(LOG([.$B$3]/[.J$3]*[.$B18];2)*12;0)" office:value-type="float" office:value="0" calcext:value-type="float">
            <text:p>0,000</text:p>
          </table:table-cell>
          <table:table-cell table:style-name="ce3" table:formula="of:=LOG([.$B$3]/[.K$3]*[.$B18];2)*12-ROUND(LOG([.$B$3]/[.K$3]*[.$B18];2)*12;0)" office:value-type="float" office:value="0.1759628786594" calcext:value-type="float">
            <text:p>0,17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OUND(LOG([.$B$3]/[.C$3]*[.$B20];2)*12;0)" office:value-type="float" office:value="28" calcext:value-type="float">
            <text:p>28</text:p>
          </table:table-cell>
          <table:table-cell table:formula="of:=ROUND(LOG([.$B$3]/[.D$3]*[.$B20];2)*12;0)" office:value-type="float" office:value="21" calcext:value-type="float">
            <text:p>21</text:p>
          </table:table-cell>
          <table:table-cell table:formula="of:=ROUND(LOG([.$B$3]/[.E$3]*[.$B20];2)*12;0)" office:value-type="float" office:value="16" calcext:value-type="float">
            <text:p>16</text:p>
          </table:table-cell>
          <table:table-cell table:formula="of:=ROUND(LOG([.$B$3]/[.F$3]*[.$B20];2)*12;0)" office:value-type="float" office:value="12" calcext:value-type="float">
            <text:p>12</text:p>
          </table:table-cell>
          <table:table-cell table:formula="of:=ROUND(LOG([.$B$3]/[.G$3]*[.$B20];2)*12;0)" office:value-type="float" office:value="9" calcext:value-type="float">
            <text:p>9</text:p>
          </table:table-cell>
          <table:table-cell table:formula="of:=ROUND(LOG([.$B$3]/[.H$3]*[.$B20];2)*12;0)" office:value-type="float" office:value="6" calcext:value-type="float">
            <text:p>6</text:p>
          </table:table-cell>
          <table:table-cell table:formula="of:=ROUND(LOG([.$B$3]/[.I$3]*[.$B20];2)*12;0)" office:value-type="float" office:value="4" calcext:value-type="float">
            <text:p>4</text:p>
          </table:table-cell>
          <table:table-cell table:formula="of:=ROUND(LOG([.$B$3]/[.J$3]*[.$B20];2)*12;0)" office:value-type="float" office:value="2" calcext:value-type="float">
            <text:p>2</text:p>
          </table:table-cell>
          <table:table-cell table:style-name="ce7" table:formula="of:=ROUND(LOG([.$B$3]/[.K$3]*[.$B20];2)*12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table:formula="of:=LOG([.$B$3]/[.C$3]*[.$B20];2)*12-ROUND(LOG([.$B$3]/[.C$3]*[.$B20];2)*12;0)" office:value-type="float" office:value="-0.136862861351652" calcext:value-type="float">
            <text:p>-0,137</text:p>
          </table:table-cell>
          <table:table-cell table:style-name="ce3" table:formula="of:=LOG([.$B$3]/[.D$3]*[.$B20];2)*12-ROUND(LOG([.$B$3]/[.D$3]*[.$B20];2)*12;0)" office:value-type="float" office:value="-0.156412870005525" calcext:value-type="float">
            <text:p>-0,156</text:p>
          </table:table-cell>
          <table:table-cell table:style-name="ce3" table:formula="of:=LOG([.$B$3]/[.E$3]*[.$B20];2)*12-ROUND(LOG([.$B$3]/[.E$3]*[.$B20];2)*12;0)" office:value-type="float" office:value="-0.136862861351652" calcext:value-type="float">
            <text:p>-0,137</text:p>
          </table:table-cell>
          <table:table-cell table:style-name="ce3" table:formula="of:=LOG([.$B$3]/[.F$3]*[.$B20];2)*12-ROUND(LOG([.$B$3]/[.F$3]*[.$B20];2)*12;0)" office:value-type="float" office:value="0" calcext:value-type="float">
            <text:p>0,000</text:p>
          </table:table-cell>
          <table:table-cell table:style-name="ce3" table:formula="of:=LOG([.$B$3]/[.G$3]*[.$B20];2)*12-ROUND(LOG([.$B$3]/[.G$3]*[.$B20];2)*12;0)" office:value-type="float" office:value="-0.156412870005527" calcext:value-type="float">
            <text:p>-0,156</text:p>
          </table:table-cell>
          <table:table-cell table:style-name="ce3" table:formula="of:=LOG([.$B$3]/[.H$3]*[.$B20];2)*12-ROUND(LOG([.$B$3]/[.H$3]*[.$B20];2)*12;0)" office:value-type="float" office:value="0.174878073957096" calcext:value-type="float">
            <text:p>0,175</text:p>
          </table:table-cell>
          <table:table-cell table:style-name="ce3" table:formula="of:=LOG([.$B$3]/[.I$3]*[.$B20];2)*12-ROUND(LOG([.$B$3]/[.I$3]*[.$B20];2)*12;0)" office:value-type="float" office:value="-0.136862861351652" calcext:value-type="float">
            <text:p>-0,137</text:p>
          </table:table-cell>
          <table:table-cell table:style-name="ce3" table:formula="of:=LOG([.$B$3]/[.J$3]*[.$B20];2)*12-ROUND(LOG([.$B$3]/[.J$3]*[.$B20];2)*12;0)" office:value-type="float" office:value="-0.175962878659399" calcext:value-type="float">
            <text:p>-0,176</text:p>
          </table:table-cell>
          <table:table-cell table:style-name="ce8" table:formula="of:=LOG([.$B$3]/[.K$3]*[.$B20];2)*12-ROUND(LOG([.$B$3]/[.K$3]*[.$B20];2)*12;0)" office:value-type="float" office:value="0" calcext:value-type="float">
            <text:p>0,0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OUND(LOG([.$B$3]/[.C$3]*[.$B22];2)*12;0)" office:value-type="float" office:value="30" calcext:value-type="float">
            <text:p>30</text:p>
          </table:table-cell>
          <table:table-cell table:formula="of:=ROUND(LOG([.$B$3]/[.D$3]*[.$B22];2)*12;0)" office:value-type="float" office:value="22" calcext:value-type="float">
            <text:p>22</text:p>
          </table:table-cell>
          <table:table-cell table:formula="of:=ROUND(LOG([.$B$3]/[.E$3]*[.$B22];2)*12;0)" office:value-type="float" office:value="18" calcext:value-type="float">
            <text:p>18</text:p>
          </table:table-cell>
          <table:table-cell table:formula="of:=ROUND(LOG([.$B$3]/[.F$3]*[.$B22];2)*12;0)" office:value-type="float" office:value="14" calcext:value-type="float">
            <text:p>14</text:p>
          </table:table-cell>
          <table:table-cell table:formula="of:=ROUND(LOG([.$B$3]/[.G$3]*[.$B22];2)*12;0)" office:value-type="float" office:value="10" calcext:value-type="float">
            <text:p>10</text:p>
          </table:table-cell>
          <table:table-cell table:formula="of:=ROUND(LOG([.$B$3]/[.H$3]*[.$B22];2)*12;0)" office:value-type="float" office:value="8" calcext:value-type="float">
            <text:p>8</text:p>
          </table:table-cell>
          <table:table-cell table:formula="of:=ROUND(LOG([.$B$3]/[.I$3]*[.$B22];2)*12;0)" office:value-type="float" office:value="6" calcext:value-type="float">
            <text:p>6</text:p>
          </table:table-cell>
          <table:table-cell table:formula="of:=ROUND(LOG([.$B$3]/[.J$3]*[.$B22];2)*12;0)" office:value-type="float" office:value="3" calcext:value-type="float">
            <text:p>3</text:p>
          </table:table-cell>
          <table:table-cell table:formula="of:=ROUND(LOG([.$B$3]/[.K$3]*[.$B22];2)*12;0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3" table:formula="of:=LOG([.$B$3]/[.C$3]*[.$B22];2)*12-ROUND(LOG([.$B$3]/[.C$3]*[.$B22];2)*12;0)" office:value-type="float" office:value="-0.486820576352432" calcext:value-type="float">
            <text:p>-0,487</text:p>
          </table:table-cell>
          <table:table-cell table:style-name="ce3" table:formula="of:=LOG([.$B$3]/[.D$3]*[.$B22];2)*12-ROUND(LOG([.$B$3]/[.D$3]*[.$B22];2)*12;0)" office:value-type="float" office:value="0.493629414993695" calcext:value-type="float">
            <text:p>0,494</text:p>
          </table:table-cell>
          <table:table-cell table:style-name="ce3" table:formula="of:=LOG([.$B$3]/[.E$3]*[.$B22];2)*12-ROUND(LOG([.$B$3]/[.E$3]*[.$B22];2)*12;0)" office:value-type="float" office:value="-0.486820576352432" calcext:value-type="float">
            <text:p>-0,487</text:p>
          </table:table-cell>
          <table:table-cell table:style-name="ce3" table:formula="of:=LOG([.$B$3]/[.F$3]*[.$B22];2)*12-ROUND(LOG([.$B$3]/[.F$3]*[.$B22];2)*12;0)" office:value-type="float" office:value="-0.349957715000778" calcext:value-type="float">
            <text:p>-0,350</text:p>
          </table:table-cell>
          <table:table-cell table:style-name="ce3" table:formula="of:=LOG([.$B$3]/[.G$3]*[.$B22];2)*12-ROUND(LOG([.$B$3]/[.G$3]*[.$B22];2)*12;0)" office:value-type="float" office:value="0.493629414993691" calcext:value-type="float">
            <text:p>0,494</text:p>
          </table:table-cell>
          <table:table-cell table:style-name="ce3" table:formula="of:=LOG([.$B$3]/[.H$3]*[.$B22];2)*12-ROUND(LOG([.$B$3]/[.H$3]*[.$B22];2)*12;0)" office:value-type="float" office:value="-0.175079641043682" calcext:value-type="float">
            <text:p>-0,175</text:p>
          </table:table-cell>
          <table:table-cell table:style-name="ce3" table:formula="of:=LOG([.$B$3]/[.I$3]*[.$B22];2)*12-ROUND(LOG([.$B$3]/[.I$3]*[.$B22];2)*12;0)" office:value-type="float" office:value="-0.486820576352433" calcext:value-type="float">
            <text:p>-0,487</text:p>
          </table:table-cell>
          <table:table-cell table:style-name="ce3" table:formula="of:=LOG([.$B$3]/[.J$3]*[.$B22];2)*12-ROUND(LOG([.$B$3]/[.J$3]*[.$B22];2)*12;0)" office:value-type="float" office:value="0.474079406339817" calcext:value-type="float">
            <text:p>0,474</text:p>
          </table:table-cell>
          <table:table-cell table:style-name="ce3" table:formula="of:=LOG([.$B$3]/[.K$3]*[.$B22];2)*12-ROUND(LOG([.$B$3]/[.K$3]*[.$B22];2)*12;0)" office:value-type="float" office:value="-0.34995771500078" calcext:value-type="float">
            <text:p>-0,35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OUND(LOG([.$B$3]/[.C$3]*[.$B24];2)*12;0)" office:value-type="float" office:value="31" calcext:value-type="float">
            <text:p>31</text:p>
          </table:table-cell>
          <table:table-cell table:formula="of:=ROUND(LOG([.$B$3]/[.D$3]*[.$B24];2)*12;0)" office:value-type="float" office:value="24" calcext:value-type="float">
            <text:p>24</text:p>
          </table:table-cell>
          <table:table-cell table:formula="of:=ROUND(LOG([.$B$3]/[.E$3]*[.$B24];2)*12;0)" office:value-type="float" office:value="19" calcext:value-type="float">
            <text:p>19</text:p>
          </table:table-cell>
          <table:table-cell table:formula="of:=ROUND(LOG([.$B$3]/[.F$3]*[.$B24];2)*12;0)" office:value-type="float" office:value="15" calcext:value-type="float">
            <text:p>15</text:p>
          </table:table-cell>
          <table:table-cell table:formula="of:=ROUND(LOG([.$B$3]/[.G$3]*[.$B24];2)*12;0)" office:value-type="float" office:value="12" calcext:value-type="float">
            <text:p>12</text:p>
          </table:table-cell>
          <table:table-cell table:formula="of:=ROUND(LOG([.$B$3]/[.H$3]*[.$B24];2)*12;0)" office:value-type="float" office:value="9" calcext:value-type="float">
            <text:p>9</text:p>
          </table:table-cell>
          <table:table-cell table:formula="of:=ROUND(LOG([.$B$3]/[.I$3]*[.$B24];2)*12;0)" office:value-type="float" office:value="7" calcext:value-type="float">
            <text:p>7</text:p>
          </table:table-cell>
          <table:table-cell table:formula="of:=ROUND(LOG([.$B$3]/[.J$3]*[.$B24];2)*12;0)" office:value-type="float" office:value="5" calcext:value-type="float">
            <text:p>5</text:p>
          </table:table-cell>
          <table:table-cell table:formula="of:=ROUND(LOG([.$B$3]/[.K$3]*[.$B24];2)*12;0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3" table:formula="of:=LOG([.$B$3]/[.C$3]*[.$B24];2)*12-ROUND(LOG([.$B$3]/[.C$3]*[.$B24];2)*12;0)" office:value-type="float" office:value="0.0195500086538729" calcext:value-type="float">
            <text:p>0,020</text:p>
          </table:table-cell>
          <table:table-cell table:style-name="ce3" table:formula="of:=LOG([.$B$3]/[.D$3]*[.$B24];2)*12-ROUND(LOG([.$B$3]/[.D$3]*[.$B24];2)*12;0)" office:value-type="float" office:value="0" calcext:value-type="float">
            <text:p>0,000</text:p>
          </table:table-cell>
          <table:table-cell table:style-name="ce3" table:formula="of:=LOG([.$B$3]/[.E$3]*[.$B24];2)*12-ROUND(LOG([.$B$3]/[.E$3]*[.$B24];2)*12;0)" office:value-type="float" office:value="0.0195500086538765" calcext:value-type="float">
            <text:p>0,020</text:p>
          </table:table-cell>
          <table:table-cell table:style-name="ce3" table:formula="of:=LOG([.$B$3]/[.F$3]*[.$B24];2)*12-ROUND(LOG([.$B$3]/[.F$3]*[.$B24];2)*12;0)" office:value-type="float" office:value="0.156412870005529" calcext:value-type="float">
            <text:p>0,156</text:p>
          </table:table-cell>
          <table:table-cell table:style-name="ce3" table:formula="of:=LOG([.$B$3]/[.G$3]*[.$B24];2)*12-ROUND(LOG([.$B$3]/[.G$3]*[.$B24];2)*12;0)" office:value-type="float" office:value="0" calcext:value-type="float">
            <text:p>0,000</text:p>
          </table:table-cell>
          <table:table-cell table:style-name="ce3" table:formula="of:=LOG([.$B$3]/[.H$3]*[.$B24];2)*12-ROUND(LOG([.$B$3]/[.H$3]*[.$B24];2)*12;0)" office:value-type="float" office:value="0.331290943962623" calcext:value-type="float">
            <text:p>0,331</text:p>
          </table:table-cell>
          <table:table-cell table:style-name="ce3" table:formula="of:=LOG([.$B$3]/[.I$3]*[.$B24];2)*12-ROUND(LOG([.$B$3]/[.I$3]*[.$B24];2)*12;0)" office:value-type="float" office:value="0.0195500086538747" calcext:value-type="float">
            <text:p>0,020</text:p>
          </table:table-cell>
          <table:table-cell table:style-name="ce3" table:formula="of:=LOG([.$B$3]/[.J$3]*[.$B24];2)*12-ROUND(LOG([.$B$3]/[.J$3]*[.$B24];2)*12;0)" office:value-type="float" office:value="-0.0195500086538756" calcext:value-type="float">
            <text:p>-0,020</text:p>
          </table:table-cell>
          <table:table-cell table:style-name="ce3" table:formula="of:=LOG([.$B$3]/[.K$3]*[.$B24];2)*12-ROUND(LOG([.$B$3]/[.K$3]*[.$B24];2)*12;0)" office:value-type="float" office:value="0.156412870005529" calcext:value-type="float">
            <text:p>0,15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ROUND(LOG([.$B$3]/[.C$3]*[.$B26];2)*12;0)" office:value-type="float" office:value="32" calcext:value-type="float">
            <text:p>32</text:p>
          </table:table-cell>
          <table:table-cell table:formula="of:=ROUND(LOG([.$B$3]/[.D$3]*[.$B26];2)*12;0)" office:value-type="float" office:value="25" calcext:value-type="float">
            <text:p>25</text:p>
          </table:table-cell>
          <table:table-cell table:formula="of:=ROUND(LOG([.$B$3]/[.E$3]*[.$B26];2)*12;0)" office:value-type="float" office:value="20" calcext:value-type="float">
            <text:p>20</text:p>
          </table:table-cell>
          <table:table-cell table:formula="of:=ROUND(LOG([.$B$3]/[.F$3]*[.$B26];2)*12;0)" office:value-type="float" office:value="17" calcext:value-type="float">
            <text:p>17</text:p>
          </table:table-cell>
          <table:table-cell table:formula="of:=ROUND(LOG([.$B$3]/[.G$3]*[.$B26];2)*12;0)" office:value-type="float" office:value="13" calcext:value-type="float">
            <text:p>13</text:p>
          </table:table-cell>
          <table:table-cell table:formula="of:=ROUND(LOG([.$B$3]/[.H$3]*[.$B26];2)*12;0)" office:value-type="float" office:value="11" calcext:value-type="float">
            <text:p>11</text:p>
          </table:table-cell>
          <table:table-cell table:formula="of:=ROUND(LOG([.$B$3]/[.I$3]*[.$B26];2)*12;0)" office:value-type="float" office:value="8" calcext:value-type="float">
            <text:p>8</text:p>
          </table:table-cell>
          <table:table-cell table:formula="of:=ROUND(LOG([.$B$3]/[.J$3]*[.$B26];2)*12;0)" office:value-type="float" office:value="6" calcext:value-type="float">
            <text:p>6</text:p>
          </table:table-cell>
          <table:table-cell table:formula="of:=ROUND(LOG([.$B$3]/[.K$3]*[.$B26];2)*12;0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3" table:formula="of:=LOG([.$B$3]/[.C$3]*[.$B26];2)*12-ROUND(LOG([.$B$3]/[.C$3]*[.$B26];2)*12;0)" office:value-type="float" office:value="0.405276617693104" calcext:value-type="float">
            <text:p>0,405</text:p>
          </table:table-cell>
          <table:table-cell table:style-name="ce3" table:formula="of:=LOG([.$B$3]/[.D$3]*[.$B26];2)*12-ROUND(LOG([.$B$3]/[.D$3]*[.$B26];2)*12;0)" office:value-type="float" office:value="0.385726609039232" calcext:value-type="float">
            <text:p>0,386</text:p>
          </table:table-cell>
          <table:table-cell table:style-name="ce3" table:formula="of:=LOG([.$B$3]/[.E$3]*[.$B26];2)*12-ROUND(LOG([.$B$3]/[.E$3]*[.$B26];2)*12;0)" office:value-type="float" office:value="0.405276617693104" calcext:value-type="float">
            <text:p>0,405</text:p>
          </table:table-cell>
          <table:table-cell table:style-name="ce3" table:formula="of:=LOG([.$B$3]/[.F$3]*[.$B26];2)*12-ROUND(LOG([.$B$3]/[.F$3]*[.$B26];2)*12;0)" office:value-type="float" office:value="-0.457860520955244" calcext:value-type="float">
            <text:p>-0,458</text:p>
          </table:table-cell>
          <table:table-cell table:style-name="ce3" table:formula="of:=LOG([.$B$3]/[.G$3]*[.$B26];2)*12-ROUND(LOG([.$B$3]/[.G$3]*[.$B26];2)*12;0)" office:value-type="float" office:value="0.385726609039232" calcext:value-type="float">
            <text:p>0,386</text:p>
          </table:table-cell>
          <table:table-cell table:style-name="ce3" table:formula="of:=LOG([.$B$3]/[.H$3]*[.$B26];2)*12-ROUND(LOG([.$B$3]/[.H$3]*[.$B26];2)*12;0)" office:value-type="float" office:value="-0.282982446998144" calcext:value-type="float">
            <text:p>-0,283</text:p>
          </table:table-cell>
          <table:table-cell table:style-name="ce3" table:formula="of:=LOG([.$B$3]/[.I$3]*[.$B26];2)*12-ROUND(LOG([.$B$3]/[.I$3]*[.$B26];2)*12;0)" office:value-type="float" office:value="0.405276617693106" calcext:value-type="float">
            <text:p>0,405</text:p>
          </table:table-cell>
          <table:table-cell table:style-name="ce3" table:formula="of:=LOG([.$B$3]/[.J$3]*[.$B26];2)*12-ROUND(LOG([.$B$3]/[.J$3]*[.$B26];2)*12;0)" office:value-type="float" office:value="0.366176600385358" calcext:value-type="float">
            <text:p>0,366</text:p>
          </table:table-cell>
          <table:table-cell table:style-name="ce3" table:formula="of:=LOG([.$B$3]/[.K$3]*[.$B26];2)*12-ROUND(LOG([.$B$3]/[.K$3]*[.$B26];2)*12;0)" office:value-type="float" office:value="-0.457860520955242" calcext:value-type="float">
            <text:p>-0,458</text:p>
          </table:table-cell>
        </table:table-row>
      </table:table>
      <table:named-expressions/>
      <table:database-ranges>
        <table:database-range table:name="__Anonymous_Sheet_DB__0" table:target-range-address="Лист1.A63:Лист1.F99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6:18:44.072748416</meta:creation-date>
    <dc:date>2017-04-10T17:56:28.211141653</dc:date>
    <meta:editing-duration>PT1M37S</meta:editing-duration>
    <meta:editing-cycles>1</meta:editing-cycles>
    <meta:document-statistic meta:table-count="2" meta:cell-count="779" meta:object-count="0"/>
    <meta:generator>LibreOffice/5.1.6.2$Linux_X86_64 LibreOffice_project/10m0$Build-2</meta:generator>
  </office:meta>
</office:document-meta>
</file>